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1.9cm"/>
    </style:style>
    <style:style style:name="co6" style:family="table-column">
      <style:table-column-properties fo:break-before="auto" style:column-width="1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9"/>
    <style:style style:name="ce4" style:family="table-cell" style:parent-style-name="Default">
      <style:text-properties style:font-name="Calibri" fo:font-size="11pt" style:font-name-asian="Droid Sans Fallback" style:font-size-asian="11pt" style:font-name-complex="Calibri" style:font-size-complex="11pt"/>
    </style:style>
    <style:style style:name="ce5" style:family="table-cell" style:parent-style-name="Default" style:data-style-name="N119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6.242cm" svg:y="25.11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1.48cm" svg:y="28.574cm">
            <draw:object draw:notify-on-update-of-ranges="Sheet1.T56:Sheet1.T58 Sheet1.U55:Sheet1.U55 Sheet1.U56:Sheet1.U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0.68cm" svg:y="28.528cm">
            <draw:object draw:notify-on-update-of-ranges="Sheet1.T56:Sheet1.T58 Sheet1.U55:Sheet1.U55 Sheet1.V56:Sheet1.V5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32.366cm" svg:y="39.888cm">
            <draw:object draw:notify-on-update-of-ranges="Sheet1.T56:Sheet1.T58 Sheet1.U55:Sheet1.U55 Sheet1.W56:Sheet1.W5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2.527cm" svg:y="61.557cm">
            <draw:object draw:notify-on-update-of-ranges="Sheet1.U16:Sheet1.U17 Sheet1.V16:Sheet1.V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15.999cm" svg:height="8.999cm" svg:x="50.65cm" svg:y="61.468cm">
            <draw:object draw:notify-on-update-of-ranges="Sheet1.U2:Sheet1.U3 Sheet1.V2:Sheet1.V3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15.999cm" svg:height="8.999cm" svg:x="32.578cm" svg:y="73.204cm">
            <draw:object draw:notify-on-update-of-ranges="Sheet1.U7:Sheet1.U8 Sheet1.V7:Sheet1.V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15.999cm" svg:height="8.999cm" svg:x="50.65cm" svg:y="39.803cm">
            <draw:object draw:notify-on-update-of-ranges="Sheet1.X3:Sheet1.X3 Sheet1.X2:Sheet1.X52 Sheet1.AB2:Sheet1.AB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8" draw:style-name="gr1" draw:text-style-name="P1" svg:width="15.999cm" svg:height="8.999cm" svg:x="32.578cm" svg:y="51.087cm">
            <draw:object draw:notify-on-update-of-ranges="Sheet1.X3:Sheet1.X3 Sheet1.Z2:Sheet1.Z52 Sheet1.AD2:Sheet1.AD5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9" draw:style-name="gr1" draw:text-style-name="P1" svg:width="15.999cm" svg:height="8.999cm" svg:x="50.65cm" svg:y="51.086cm">
            <draw:object draw:notify-on-update-of-ranges="Sheet1.X3:Sheet1.X3 Sheet1.Y2:Sheet1.Y52 Sheet1.AC2:Sheet1.AC5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8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Fighter1</text:p>
          </table:table-cell>
          <table:table-cell table:number-columns-repeated="4"/>
          <table:table-cell office:value-type="string" calcext:value-type="string">
            <text:p>Fighter2</text:p>
          </table:table-cell>
          <table:table-cell table:number-columns-repeated="5"/>
          <table:table-cell office:value-type="string" calcext:value-type="string">
            <text:p>Fight</text:p>
          </table:table-cell>
          <table:table-cell table:number-columns-repeated="8"/>
          <table:table-cell office:value-type="string" calcext:value-type="string">
            <text:p>No.</text:p>
          </table:table-cell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table:number-columns-repeated="2"/>
          <table:table-cell office:value-type="string" calcext:value-type="string">
            <text:p>First Contact</text:p>
          </table:table-cell>
          <table:table-cell office:value-type="string" calcext:value-type="string">
            <text:p>Limb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Outcome</text:p>
          </table:table-cell>
          <table:table-cell table:number-columns-repeated="3"/>
          <table:table-cell office:value-type="string" calcext:value-type="string">
            <text:p>KO</text:p>
          </table:table-cell>
          <table:table-cell table:style-name="ce4" table:formula="of:=COUNTIF([.P3:.P52];&quot;KO&quot;)" office:value-type="float" office:value="28" calcext:value-type="float">
            <text:p>28</text:p>
          </table:table-cell>
          <table:table-cell/>
          <table:table-cell office:value-type="string" calcext:value-type="string">
            <text:p>Winner Age</text:p>
          </table:table-cell>
          <table:table-cell office:value-type="string" calcext:value-type="string">
            <text:p>Winner Weight</text:p>
          </table:table-cell>
          <table:table-cell office:value-type="string" calcext:value-type="string">
            <text:p>Winner Height</text:p>
          </table:table-cell>
          <table:table-cell/>
          <table:table-cell office:value-type="string" calcext:value-type="string">
            <text:p>Loser Age</text:p>
          </table:table-cell>
          <table:table-cell office:value-type="string" calcext:value-type="string">
            <text:p>Loser Weight</text:p>
          </table:table-cell>
          <table:table-cell office:value-type="string" calcext:value-type="string">
            <text:p>Loser Heigh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en Norto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ry Holmes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ken Norton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Larry Holmes</text:p>
          </table:table-cell>
          <table:table-cell office:value-type="string" calcext:value-type="string">
            <text:p>TKO</text:p>
          </table:table-cell>
          <table:table-cell table:formula="of:=IF(AND([.M3]=[.O3];[.O3]=[.M3]);&quot;same&quot;;&quot;different&quot;)" office:value-type="string" office:string-value="different" calcext:value-type="string">
            <text:p>different</text:p>
          </table:table-cell>
          <table:table-cell table:number-columns-repeated="3"/>
          <table:table-cell office:value-type="string" calcext:value-type="string">
            <text:p>TKO</text:p>
          </table:table-cell>
          <table:table-cell table:style-name="ce4" table:formula="of:=COUNTIF([.P3:.P52];&quot;TKO&quot;)" office:value-type="float" office:value="22" calcext:value-type="float">
            <text:p>22</text:p>
          </table:table-cell>
          <table:table-cell/>
          <table:table-cell table:formula="of:=IF(OR([.M3]=[.G3];[.O3]=[.B3]);[.C3];[.H3])" office:value-type="float" office:value="0" calcext:value-type="float">
            <text:p>0</text:p>
          </table:table-cell>
          <table:table-cell table:formula="of:=IF(OR([.M3]=[.G3];[.O3]=[.B3]);[.E3];[.J3])" office:value-type="float" office:value="95" calcext:value-type="float">
            <text:p>95</text:p>
          </table:table-cell>
          <table:table-cell table:formula="of:=IF(OR([.M3]=[.G3];[.O3]=[.B3]);[.D3];[.I3])" office:value-type="float" office:value="0" calcext:value-type="float">
            <text:p>0</text:p>
          </table:table-cell>
          <table:table-cell/>
          <table:table-cell table:formula="of:=IF(OR([.M3]=[.G3];[.O3]=[.B3]);[.H3];[.C3])" office:value-type="float" office:value="0" calcext:value-type="float">
            <text:p>0</text:p>
          </table:table-cell>
          <table:table-cell table:formula="of:=IF(OR([.M3]=[.G3];[.O3]=[.B3]);[.J3];[.E3])" office:value-type="float" office:value="100" calcext:value-type="float">
            <text:p>100</text:p>
          </table:table-cell>
          <table:table-cell table:formula="of:=IF(OR([.M3]=[.G3];[.O3]=[.B3]);[.I3];[.D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uro Gatti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son Rodriguez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Arturo Gatti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Arturo Gatti</text:p>
          </table:table-cell>
          <table:table-cell office:value-type="string" calcext:value-type="string">
            <text:p>KO</text:p>
          </table:table-cell>
          <table:table-cell table:formula="of:=IF(AND([.M4]=[.O4];[.O4]=[.M4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4]=[.G4];[.O4]=[.B4]);[.C4];[.H4])" office:value-type="float" office:value="0" calcext:value-type="float">
            <text:p>0</text:p>
          </table:table-cell>
          <table:table-cell table:formula="of:=IF(OR([.M4]=[.G4];[.O4]=[.B4]);[.E4];[.J4])" office:value-type="float" office:value="59" calcext:value-type="float">
            <text:p>59</text:p>
          </table:table-cell>
          <table:table-cell table:formula="of:=IF(OR([.M4]=[.G4];[.O4]=[.B4]);[.D4];[.I4])" office:value-type="float" office:value="0" calcext:value-type="float">
            <text:p>0</text:p>
          </table:table-cell>
          <table:table-cell/>
          <table:table-cell table:formula="of:=IF(OR([.M4]=[.G4];[.O4]=[.B4]);[.H4];[.C4])" office:value-type="float" office:value="0" calcext:value-type="float">
            <text:p>0</text:p>
          </table:table-cell>
          <table:table-cell table:formula="of:=IF(OR([.M4]=[.G4];[.O4]=[.B4]);[.J4];[.E4])" office:value-type="float" office:value="58" calcext:value-type="float">
            <text:p>58</text:p>
          </table:table-cell>
          <table:table-cell table:formula="of:=IF(OR([.M4]=[.G4];[.O4]=[.B4]);[.I4];[.D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llo Estrada</text:p>
          </table:table-cell>
          <table:table-cell office:value-type="float" office:value="22" calcext:value-type="float">
            <text:p>22</text:p>
          </table:table-cell>
          <table:table-cell office:value-type="float" office:value="170.18" calcext:value-type="float">
            <text:p>170.1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ocolatito Gonzalez</text:p>
          </table:table-cell>
          <table:table-cell office:value-type="float" office:value="25" calcext:value-type="float">
            <text:p>25</text:p>
          </table:table-cell>
          <table:table-cell office:value-type="float" office:value="160.02" calcext:value-type="float">
            <text:p>160.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Gallo Estrada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Chocolatito Gonzalez</text:p>
          </table:table-cell>
          <table:table-cell office:value-type="string" calcext:value-type="string">
            <text:p>TKO</text:p>
          </table:table-cell>
          <table:table-cell table:formula="of:=IF(AND([.M5]=[.O5];[.O5]=[.M5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5]=[.G5];[.O5]=[.B5]);[.C5];[.H5])" office:value-type="float" office:value="25" calcext:value-type="float">
            <text:p>25</text:p>
          </table:table-cell>
          <table:table-cell table:formula="of:=IF(OR([.M5]=[.G5];[.O5]=[.B5]);[.E5];[.J5])" office:value-type="float" office:value="49" calcext:value-type="float">
            <text:p>49</text:p>
          </table:table-cell>
          <table:table-cell table:formula="of:=IF(OR([.M5]=[.G5];[.O5]=[.B5]);[.D5];[.I5])" office:value-type="float" office:value="160.02" calcext:value-type="float">
            <text:p>160.02</text:p>
          </table:table-cell>
          <table:table-cell/>
          <table:table-cell table:formula="of:=IF(OR([.M5]=[.G5];[.O5]=[.B5]);[.H5];[.C5])" office:value-type="float" office:value="22" calcext:value-type="float">
            <text:p>22</text:p>
          </table:table-cell>
          <table:table-cell table:formula="of:=IF(OR([.M5]=[.G5];[.O5]=[.B5]);[.J5];[.E5])" office:value-type="float" office:value="49" calcext:value-type="float">
            <text:p>49</text:p>
          </table:table-cell>
          <table:table-cell table:formula="of:=IF(OR([.M5]=[.G5];[.O5]=[.B5]);[.I5];[.D5])" office:value-type="float" office:value="170.18" calcext:value-type="float">
            <text:p>170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ames Toney</text:p>
          </table:table-cell>
          <table:table-cell office:value-type="float" office:value="23" calcext:value-type="float">
            <text:p>23</text:p>
          </table:table-cell>
          <table:table-cell office:value-type="float" office:value="180.34" calcext:value-type="float">
            <text:p>180.3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ke McCallum</text:p>
          </table:table-cell>
          <table:table-cell office:value-type="float" office:value="35" calcext:value-type="float">
            <text:p>35</text:p>
          </table:table-cell>
          <table:table-cell office:value-type="float" office:value="180.34" calcext:value-type="float">
            <text:p>180.34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Mike McCallum</text:p>
          </table:table-cell>
          <table:table-cell office:value-type="string" calcext:value-type="string">
            <text:p>left Arm</text:p>
          </table:table-cell>
          <table:table-cell table:style-name="ce1" office:value-type="string" calcext:value-type="string">
            <text:p>James Toney</text:p>
          </table:table-cell>
          <table:table-cell office:value-type="string" calcext:value-type="string">
            <text:p>TKO</text:p>
          </table:table-cell>
          <table:table-cell table:formula="of:=IF(AND([.M6]=[.O6];[.O6]=[.M6]);&quot;same&quot;;&quot;different&quot;)" office:value-type="string" office:string-value="different" calcext:value-type="string">
            <text:p>different</text:p>
          </table:table-cell>
          <table:table-cell table:number-columns-repeated="4"/>
          <table:table-cell office:value-type="string" calcext:value-type="string">
            <text:p>LIMB</text:p>
          </table:table-cell>
          <table:table-cell/>
          <table:table-cell table:formula="of:=IF(OR([.M6]=[.G6];[.O6]=[.B6]);[.C6];[.H6])" office:value-type="float" office:value="23" calcext:value-type="float">
            <text:p>23</text:p>
          </table:table-cell>
          <table:table-cell table:formula="of:=IF(OR([.M6]=[.G6];[.O6]=[.B6]);[.E6];[.J6])" office:value-type="float" office:value="72" calcext:value-type="float">
            <text:p>72</text:p>
          </table:table-cell>
          <table:table-cell table:formula="of:=IF(OR([.M6]=[.G6];[.O6]=[.B6]);[.D6];[.I6])" office:value-type="float" office:value="180.34" calcext:value-type="float">
            <text:p>180.34</text:p>
          </table:table-cell>
          <table:table-cell/>
          <table:table-cell table:formula="of:=IF(OR([.M6]=[.G6];[.O6]=[.B6]);[.H6];[.C6])" office:value-type="float" office:value="35" calcext:value-type="float">
            <text:p>35</text:p>
          </table:table-cell>
          <table:table-cell table:formula="of:=IF(OR([.M6]=[.G6];[.O6]=[.B6]);[.J6];[.E6])" office:value-type="float" office:value="71" calcext:value-type="float">
            <text:p>71</text:p>
          </table:table-cell>
          <table:table-cell table:formula="of:=IF(OR([.M6]=[.G6];[.O6]=[.B6]);[.I6];[.D6])" office:value-type="float" office:value="180.34" calcext:value-type="float">
            <text:p>180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an Marquez</text:p>
          </table:table-cell>
          <table:table-cell office:value-type="float" office:value="35" calcext:value-type="float">
            <text:p>35</text:p>
          </table:table-cell>
          <table:table-cell office:value-type="float" office:value="170.18" calcext:value-type="float">
            <text:p>170.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uan Diaz</text:p>
          </table:table-cell>
          <table:table-cell office:value-type="float" office:value="25" calcext:value-type="float">
            <text:p>25</text:p>
          </table:table-cell>
          <table:table-cell office:value-type="float" office:value="167.64" calcext:value-type="float">
            <text:p>167.6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James Toney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Juan Marquez</text:p>
          </table:table-cell>
          <table:table-cell office:value-type="string" calcext:value-type="string">
            <text:p>KO</text:p>
          </table:table-cell>
          <table:table-cell table:formula="of:=IF(AND([.M7]=[.O7];[.O7]=[.M7]);&quot;same&quot;;&quot;different&quot;)" office:value-type="string" office:string-value="different" calcext:value-type="string">
            <text:p>different</text:p>
          </table:table-cell>
          <table:table-cell table:number-columns-repeated="3"/>
          <table:table-cell office:value-type="string" calcext:value-type="string">
            <text:p>Left Arm</text:p>
          </table:table-cell>
          <table:table-cell table:formula="of:=COUNTIF([.N3:.N52];&quot;Left Arm&quot;)" office:value-type="float" office:value="25" calcext:value-type="float">
            <text:p>25</text:p>
          </table:table-cell>
          <table:table-cell/>
          <table:table-cell table:formula="of:=IF(OR([.M7]=[.G7];[.O7]=[.B7]);[.C7];[.H7])" office:value-type="float" office:value="35" calcext:value-type="float">
            <text:p>35</text:p>
          </table:table-cell>
          <table:table-cell table:formula="of:=IF(OR([.M7]=[.G7];[.O7]=[.B7]);[.E7];[.J7])" office:value-type="float" office:value="61" calcext:value-type="float">
            <text:p>61</text:p>
          </table:table-cell>
          <table:table-cell table:formula="of:=IF(OR([.M7]=[.G7];[.O7]=[.B7]);[.D7];[.I7])" office:value-type="float" office:value="170.18" calcext:value-type="float">
            <text:p>170.18</text:p>
          </table:table-cell>
          <table:table-cell/>
          <table:table-cell table:formula="of:=IF(OR([.M7]=[.G7];[.O7]=[.B7]);[.H7];[.C7])" office:value-type="float" office:value="25" calcext:value-type="float">
            <text:p>25</text:p>
          </table:table-cell>
          <table:table-cell table:formula="of:=IF(OR([.M7]=[.G7];[.O7]=[.B7]);[.J7];[.E7])" office:value-type="float" office:value="61" calcext:value-type="float">
            <text:p>61</text:p>
          </table:table-cell>
          <table:table-cell table:formula="of:=IF(OR([.M7]=[.G7];[.O7]=[.B7]);[.I7];[.D7])" office:value-type="float" office:value="167.64" calcext:value-type="float">
            <text:p>167.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mes Toney</text:p>
          </table:table-cell>
          <table:table-cell office:value-type="float" office:value="22" calcext:value-type="float">
            <text:p>22</text:p>
          </table:table-cell>
          <table:table-cell office:value-type="float" office:value="182.88" calcext:value-type="float">
            <text:p>182.8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chael Nunn</text:p>
          </table:table-cell>
          <table:table-cell office:value-type="float" office:value="28" calcext:value-type="float">
            <text:p>28</text:p>
          </table:table-cell>
          <table:table-cell office:value-type="float" office:value="185.42" calcext:value-type="float">
            <text:p>185.4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Michael Nunn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James Toney</text:p>
          </table:table-cell>
          <table:table-cell office:value-type="string" calcext:value-type="string">
            <text:p>KO</text:p>
          </table:table-cell>
          <table:table-cell table:formula="of:=IF(AND([.M8]=[.O8];[.O8]=[.M8]);&quot;same&quot;;&quot;different&quot;)" office:value-type="string" office:string-value="different" calcext:value-type="string">
            <text:p>different</text:p>
          </table:table-cell>
          <table:table-cell table:number-columns-repeated="3"/>
          <table:table-cell office:value-type="string" calcext:value-type="string">
            <text:p>Right Arm</text:p>
          </table:table-cell>
          <table:table-cell table:formula="of:=COUNTIF([.N3:.N52];&quot;Right Arm&quot;)" office:value-type="float" office:value="25" calcext:value-type="float">
            <text:p>25</text:p>
          </table:table-cell>
          <table:table-cell/>
          <table:table-cell table:formula="of:=IF(OR([.M8]=[.G8];[.O8]=[.B8]);[.C8];[.H8])" office:value-type="float" office:value="22" calcext:value-type="float">
            <text:p>22</text:p>
          </table:table-cell>
          <table:table-cell table:formula="of:=IF(OR([.M8]=[.G8];[.O8]=[.B8]);[.E8];[.J8])" office:value-type="float" office:value="72" calcext:value-type="float">
            <text:p>72</text:p>
          </table:table-cell>
          <table:table-cell table:formula="of:=IF(OR([.M8]=[.G8];[.O8]=[.B8]);[.D8];[.I8])" office:value-type="float" office:value="182.88" calcext:value-type="float">
            <text:p>182.88</text:p>
          </table:table-cell>
          <table:table-cell/>
          <table:table-cell table:formula="of:=IF(OR([.M8]=[.G8];[.O8]=[.B8]);[.H8];[.C8])" office:value-type="float" office:value="28" calcext:value-type="float">
            <text:p>28</text:p>
          </table:table-cell>
          <table:table-cell table:formula="of:=IF(OR([.M8]=[.G8];[.O8]=[.B8]);[.J8];[.E8])" office:value-type="float" office:value="73" calcext:value-type="float">
            <text:p>73</text:p>
          </table:table-cell>
          <table:table-cell table:formula="of:=IF(OR([.M8]=[.G8];[.O8]=[.B8]);[.I8];[.D8])" office:value-type="float" office:value="185.42" calcext:value-type="float">
            <text:p>185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ke McCallu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onald Curry</text:p>
          </table:table-cell>
          <table:table-cell table:number-columns-repeated="5"/>
          <table:table-cell office:value-type="string" calcext:value-type="string">
            <text:p>Donald Curry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Mike McCallum</text:p>
          </table:table-cell>
          <table:table-cell office:value-type="string" calcext:value-type="string">
            <text:p>KO</text:p>
          </table:table-cell>
          <table:table-cell table:formula="of:=IF(AND([.M9]=[.O9];[.O9]=[.M9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9]=[.G9];[.O9]=[.B9]);[.C9];[.H9])" office:value-type="float" office:value="0" calcext:value-type="float">
            <text:p>0</text:p>
          </table:table-cell>
          <table:table-cell table:formula="of:=IF(OR([.M9]=[.G9];[.O9]=[.B9]);[.E9];[.J9])" office:value-type="float" office:value="0" calcext:value-type="float">
            <text:p>0</text:p>
          </table:table-cell>
          <table:table-cell table:formula="of:=IF(OR([.M9]=[.G9];[.O9]=[.B9]);[.D9];[.I9])" office:value-type="float" office:value="0" calcext:value-type="float">
            <text:p>0</text:p>
          </table:table-cell>
          <table:table-cell/>
          <table:table-cell table:formula="of:=IF(OR([.M9]=[.G9];[.O9]=[.B9]);[.H9];[.C9])" office:value-type="float" office:value="0" calcext:value-type="float">
            <text:p>0</text:p>
          </table:table-cell>
          <table:table-cell table:formula="of:=IF(OR([.M9]=[.G9];[.O9]=[.B9]);[.J9];[.E9])" office:value-type="float" office:value="0" calcext:value-type="float">
            <text:p>0</text:p>
          </table:table-cell>
          <table:table-cell table:formula="of:=IF(OR([.M9]=[.G9];[.O9]=[.B9]);[.I9];[.D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rol Graha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Julian Jackson</text:p>
          </table:table-cell>
          <table:table-cell table:number-columns-repeated="5"/>
          <table:table-cell office:value-type="string" calcext:value-type="string">
            <text:p>Herol Graham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Julian Jackson</text:p>
          </table:table-cell>
          <table:table-cell office:value-type="string" calcext:value-type="string">
            <text:p>KO</text:p>
          </table:table-cell>
          <table:table-cell table:formula="of:=IF(AND([.M10]=[.O10];[.O10]=[.M10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10]=[.G10];[.O10]=[.B10]);[.C10];[.H10])" office:value-type="float" office:value="0" calcext:value-type="float">
            <text:p>0</text:p>
          </table:table-cell>
          <table:table-cell table:formula="of:=IF(OR([.M10]=[.G10];[.O10]=[.B10]);[.E10];[.J10])" office:value-type="float" office:value="0" calcext:value-type="float">
            <text:p>0</text:p>
          </table:table-cell>
          <table:table-cell table:formula="of:=IF(OR([.M10]=[.G10];[.O10]=[.B10]);[.D10];[.I10])" office:value-type="float" office:value="0" calcext:value-type="float">
            <text:p>0</text:p>
          </table:table-cell>
          <table:table-cell/>
          <table:table-cell table:formula="of:=IF(OR([.M10]=[.G10];[.O10]=[.B10]);[.H10];[.C10])" office:value-type="float" office:value="0" calcext:value-type="float">
            <text:p>0</text:p>
          </table:table-cell>
          <table:table-cell table:formula="of:=IF(OR([.M10]=[.G10];[.O10]=[.B10]);[.J10];[.E10])" office:value-type="float" office:value="0" calcext:value-type="float">
            <text:p>0</text:p>
          </table:table-cell>
          <table:table-cell table:formula="of:=IF(OR([.M10]=[.G10];[.O10]=[.B10]);[.I10];[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van Calderon</text:p>
          </table:table-cell>
          <table:table-cell office:value-type="float" office:value="35" calcext:value-type="float">
            <text:p>35</text:p>
          </table:table-cell>
          <table:table-cell office:value-type="float" office:value="152.4" calcext:value-type="float">
            <text:p>152.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iovani Segura</text:p>
          </table:table-cell>
          <table:table-cell office:value-type="float" office:value="28" calcext:value-type="float">
            <text:p>28</text:p>
          </table:table-cell>
          <table:table-cell office:value-type="float" office:value="162.56" calcext:value-type="float">
            <text:p>162.56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Julian Jackson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Giovani Segura</text:p>
          </table:table-cell>
          <table:table-cell office:value-type="string" calcext:value-type="string">
            <text:p>KO</text:p>
          </table:table-cell>
          <table:table-cell table:formula="of:=IF(AND([.M11]=[.O11];[.O11]=[.M11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11]=[.G11];[.O11]=[.B11]);[.C11];[.H11])" office:value-type="float" office:value="28" calcext:value-type="float">
            <text:p>28</text:p>
          </table:table-cell>
          <table:table-cell table:formula="of:=IF(OR([.M11]=[.G11];[.O11]=[.B11]);[.E11];[.J11])" office:value-type="float" office:value="49" calcext:value-type="float">
            <text:p>49</text:p>
          </table:table-cell>
          <table:table-cell table:formula="of:=IF(OR([.M11]=[.G11];[.O11]=[.B11]);[.D11];[.I11])" office:value-type="float" office:value="162.56" calcext:value-type="float">
            <text:p>162.56</text:p>
          </table:table-cell>
          <table:table-cell/>
          <table:table-cell table:formula="of:=IF(OR([.M11]=[.G11];[.O11]=[.B11]);[.H11];[.C11])" office:value-type="float" office:value="35" calcext:value-type="float">
            <text:p>35</text:p>
          </table:table-cell>
          <table:table-cell table:formula="of:=IF(OR([.M11]=[.G11];[.O11]=[.B11]);[.J11];[.E11])" office:value-type="float" office:value="49" calcext:value-type="float">
            <text:p>49</text:p>
          </table:table-cell>
          <table:table-cell table:formula="of:=IF(OR([.M11]=[.G11];[.O11]=[.B11]);[.I11];[.D11])" office:value-type="float" office:value="152.4" calcext:value-type="float">
            <text:p>152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Miguel Cott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hane Mosley</text:p>
          </table:table-cell>
          <table:table-cell table:number-columns-repeated="5"/>
          <table:table-cell office:value-type="string" calcext:value-type="string">
            <text:p>Shane Mosley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Miguel Cotto</text:p>
          </table:table-cell>
          <table:table-cell office:value-type="string" calcext:value-type="string">
            <text:p>TKO</text:p>
          </table:table-cell>
          <table:table-cell table:formula="of:=IF(AND([.M12]=[.O12];[.O12]=[.M12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12]=[.G12];[.O12]=[.B12]);[.C12];[.H12])" office:value-type="float" office:value="0" calcext:value-type="float">
            <text:p>0</text:p>
          </table:table-cell>
          <table:table-cell table:formula="of:=IF(OR([.M12]=[.G12];[.O12]=[.B12]);[.E12];[.J12])" office:value-type="float" office:value="0" calcext:value-type="float">
            <text:p>0</text:p>
          </table:table-cell>
          <table:table-cell table:formula="of:=IF(OR([.M12]=[.G12];[.O12]=[.B12]);[.D12];[.I12])" office:value-type="float" office:value="0" calcext:value-type="float">
            <text:p>0</text:p>
          </table:table-cell>
          <table:table-cell/>
          <table:table-cell table:formula="of:=IF(OR([.M12]=[.G12];[.O12]=[.B12]);[.H12];[.C12])" office:value-type="float" office:value="0" calcext:value-type="float">
            <text:p>0</text:p>
          </table:table-cell>
          <table:table-cell table:formula="of:=IF(OR([.M12]=[.G12];[.O12]=[.B12]);[.J12];[.E12])" office:value-type="float" office:value="0" calcext:value-type="float">
            <text:p>0</text:p>
          </table:table-cell>
          <table:table-cell table:formula="of:=IF(OR([.M12]=[.G12];[.O12]=[.B12]);[.I12];[.D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guel Cotto</text:p>
          </table:table-cell>
          <table:table-cell office:value-type="float" office:value="24" calcext:value-type="float">
            <text:p>24</text:p>
          </table:table-cell>
          <table:table-cell office:value-type="float" office:value="172.72" calcext:value-type="float">
            <text:p>172.7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cardo Torres</text:p>
          </table:table-cell>
          <table:table-cell office:value-type="float" office:value="25" calcext:value-type="float">
            <text:p>25</text:p>
          </table:table-cell>
          <table:table-cell office:value-type="float" office:value="172.72" calcext:value-type="float">
            <text:p>172.7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Ricardo Torres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Miguel Cotto</text:p>
          </table:table-cell>
          <table:table-cell office:value-type="string" calcext:value-type="string">
            <text:p>KO</text:p>
          </table:table-cell>
          <table:table-cell table:formula="of:=IF(AND([.M13]=[.O13];[.O13]=[.M13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13]=[.G13];[.O13]=[.B13]);[.C13];[.H13])" office:value-type="float" office:value="24" calcext:value-type="float">
            <text:p>24</text:p>
          </table:table-cell>
          <table:table-cell table:formula="of:=IF(OR([.M13]=[.G13];[.O13]=[.B13]);[.E13];[.J13])" office:value-type="float" office:value="64" calcext:value-type="float">
            <text:p>64</text:p>
          </table:table-cell>
          <table:table-cell table:formula="of:=IF(OR([.M13]=[.G13];[.O13]=[.B13]);[.D13];[.I13])" office:value-type="float" office:value="172.72" calcext:value-type="float">
            <text:p>172.72</text:p>
          </table:table-cell>
          <table:table-cell/>
          <table:table-cell table:formula="of:=IF(OR([.M13]=[.G13];[.O13]=[.B13]);[.H13];[.C13])" office:value-type="float" office:value="25" calcext:value-type="float">
            <text:p>25</text:p>
          </table:table-cell>
          <table:table-cell table:formula="of:=IF(OR([.M13]=[.G13];[.O13]=[.B13]);[.J13];[.E13])" office:value-type="float" office:value="64" calcext:value-type="float">
            <text:p>64</text:p>
          </table:table-cell>
          <table:table-cell table:formula="of:=IF(OR([.M13]=[.G13];[.O13]=[.B13]);[.I13];[.D13])" office:value-type="float" office:value="172.72" calcext:value-type="float">
            <text:p>172.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an Castillo</text:p>
          </table:table-cell>
          <table:table-cell office:value-type="float" office:value="31" calcext:value-type="float">
            <text:p>31</text:p>
          </table:table-cell>
          <table:table-cell office:value-type="float" office:value="172.72" calcext:value-type="float">
            <text:p>172.7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se Corrales</text:p>
          </table:table-cell>
          <table:table-cell office:value-type="float" office:value="27" calcext:value-type="float">
            <text:p>27</text:p>
          </table:table-cell>
          <table:table-cell office:value-type="float" office:value="177.8" calcext:value-type="float">
            <text:p>177.8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Jose Corrales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Jose Corrales</text:p>
          </table:table-cell>
          <table:table-cell office:value-type="string" calcext:value-type="string">
            <text:p>KO</text:p>
          </table:table-cell>
          <table:table-cell table:formula="of:=IF(AND([.M14]=[.O14];[.O14]=[.M14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14]=[.G14];[.O14]=[.B14]);[.C14];[.H14])" office:value-type="float" office:value="31" calcext:value-type="float">
            <text:p>31</text:p>
          </table:table-cell>
          <table:table-cell table:formula="of:=IF(OR([.M14]=[.G14];[.O14]=[.B14]);[.E14];[.J14])" office:value-type="float" office:value="61" calcext:value-type="float">
            <text:p>61</text:p>
          </table:table-cell>
          <table:table-cell table:formula="of:=IF(OR([.M14]=[.G14];[.O14]=[.B14]);[.D14];[.I14])" office:value-type="float" office:value="172.72" calcext:value-type="float">
            <text:p>172.72</text:p>
          </table:table-cell>
          <table:table-cell/>
          <table:table-cell table:formula="of:=IF(OR([.M14]=[.G14];[.O14]=[.B14]);[.H14];[.C14])" office:value-type="float" office:value="27" calcext:value-type="float">
            <text:p>27</text:p>
          </table:table-cell>
          <table:table-cell table:formula="of:=IF(OR([.M14]=[.G14];[.O14]=[.B14]);[.J14];[.E14])" office:value-type="float" office:value="61" calcext:value-type="float">
            <text:p>61</text:p>
          </table:table-cell>
          <table:table-cell table:formula="of:=IF(OR([.M14]=[.G14];[.O14]=[.B14]);[.I14];[.D14])" office:value-type="float" office:value="177.8" calcext:value-type="float">
            <text:p>177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oel Casamayor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berto Garcia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table:style-name="ce1" office:value-type="string" calcext:value-type="string">
            <text:p>Joel Casamayor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Joel Casamayor</text:p>
          </table:table-cell>
          <table:table-cell office:value-type="string" calcext:value-type="string">
            <text:p>KO</text:p>
          </table:table-cell>
          <table:table-cell table:formula="of:=IF(AND([.M15]=[.O15];[.O15]=[.M15]);&quot;same&quot;;&quot;different&quot;)" office:value-type="string" office:string-value="same" calcext:value-type="string">
            <text:p>same</text:p>
          </table:table-cell>
          <table:table-cell table:number-columns-repeated="4"/>
          <table:table-cell office:value-type="string" calcext:value-type="string">
            <text:p>Outcome</text:p>
          </table:table-cell>
          <table:table-cell/>
          <table:table-cell table:formula="of:=IF(OR([.M15]=[.G15];[.O15]=[.B15]);[.C15];[.H15])" office:value-type="float" office:value="29" calcext:value-type="float">
            <text:p>29</text:p>
          </table:table-cell>
          <table:table-cell table:formula="of:=IF(OR([.M15]=[.G15];[.O15]=[.B15]);[.E15];[.J15])" office:value-type="float" office:value="59" calcext:value-type="float">
            <text:p>59</text:p>
          </table:table-cell>
          <table:table-cell table:formula="of:=IF(OR([.M15]=[.G15];[.O15]=[.B15]);[.D15];[.I15])" office:value-type="float" office:value="0" calcext:value-type="float">
            <text:p>0</text:p>
          </table:table-cell>
          <table:table-cell/>
          <table:table-cell table:formula="of:=IF(OR([.M15]=[.G15];[.O15]=[.B15]);[.H15];[.C15])" office:value-type="float" office:value="25" calcext:value-type="float">
            <text:p>25</text:p>
          </table:table-cell>
          <table:table-cell table:formula="of:=IF(OR([.M15]=[.G15];[.O15]=[.B15]);[.J15];[.E15])" office:value-type="float" office:value="59" calcext:value-type="float">
            <text:p>59</text:p>
          </table:table-cell>
          <table:table-cell table:formula="of:=IF(OR([.M15]=[.G15];[.O15]=[.B15]);[.I15];[.D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rnard Hopkins</text:p>
          </table:table-cell>
          <table:table-cell office:value-type="float" office:value="46" calcext:value-type="float">
            <text:p>46</text:p>
          </table:table-cell>
          <table:table-cell office:value-type="float" office:value="185.42" calcext:value-type="float">
            <text:p>185.4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ean Pascal</text:p>
          </table:table-cell>
          <table:table-cell office:value-type="float" office:value="28" calcext:value-type="float">
            <text:p>28</text:p>
          </table:table-cell>
          <table:table-cell office:value-type="float" office:value="180.34" calcext:value-type="float">
            <text:p>180.3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Bernard Hopkins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Bernard Hopkins</text:p>
          </table:table-cell>
          <table:table-cell office:value-type="string" calcext:value-type="string">
            <text:p>TKO</text:p>
          </table:table-cell>
          <table:table-cell table:formula="of:=IF(AND([.M16]=[.O16];[.O16]=[.M16]);&quot;same&quot;;&quot;different&quot;)" office:value-type="string" office:string-value="same" calcext:value-type="string">
            <text:p>same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formula="of:=COUNTIF([.Q3:.Q52];&quot;same&quot;)" office:value-type="float" office:value="21" calcext:value-type="float">
            <text:p>21</text:p>
          </table:table-cell>
          <table:table-cell/>
          <table:table-cell table:formula="of:=IF(OR([.M16]=[.G16];[.O16]=[.B16]);[.C16];[.H16])" office:value-type="float" office:value="46" calcext:value-type="float">
            <text:p>46</text:p>
          </table:table-cell>
          <table:table-cell table:formula="of:=IF(OR([.M16]=[.G16];[.O16]=[.B16]);[.E16];[.J16])" office:value-type="float" office:value="79" calcext:value-type="float">
            <text:p>79</text:p>
          </table:table-cell>
          <table:table-cell table:formula="of:=IF(OR([.M16]=[.G16];[.O16]=[.B16]);[.D16];[.I16])" office:value-type="float" office:value="185.42" calcext:value-type="float">
            <text:p>185.42</text:p>
          </table:table-cell>
          <table:table-cell/>
          <table:table-cell table:formula="of:=IF(OR([.M16]=[.G16];[.O16]=[.B16]);[.H16];[.C16])" office:value-type="float" office:value="28" calcext:value-type="float">
            <text:p>28</text:p>
          </table:table-cell>
          <table:table-cell table:formula="of:=IF(OR([.M16]=[.G16];[.O16]=[.B16]);[.J16];[.E16])" office:value-type="float" office:value="79" calcext:value-type="float">
            <text:p>79</text:p>
          </table:table-cell>
          <table:table-cell table:formula="of:=IF(OR([.M16]=[.G16];[.O16]=[.B16]);[.I16];[.D16])" office:value-type="float" office:value="180.34" calcext:value-type="float">
            <text:p>180.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aron Pryo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lexis Arguello</text:p>
          </table:table-cell>
          <table:table-cell table:number-columns-repeated="5"/>
          <table:table-cell table:style-name="ce1" office:value-type="string" calcext:value-type="string">
            <text:p>Aaron Pryor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Aaron Pryor</text:p>
          </table:table-cell>
          <table:table-cell office:value-type="string" calcext:value-type="string">
            <text:p>KO</text:p>
          </table:table-cell>
          <table:table-cell table:formula="of:=IF(AND([.M17]=[.O17];[.O17]=[.M17]);&quot;same&quot;;&quot;different&quot;)" office:value-type="string" office:string-value="same" calcext:value-type="string">
            <text:p>same</text:p>
          </table:table-cell>
          <table:table-cell table:number-columns-repeated="3"/>
          <table:table-cell office:value-type="string" calcext:value-type="string">
            <text:p>loose</text:p>
          </table:table-cell>
          <table:table-cell table:style-name="ce1" table:formula="of:=COUNTIF([.Q3:.Q52];&quot;different&quot;)" office:value-type="float" office:value="29" calcext:value-type="float">
            <text:p>29</text:p>
          </table:table-cell>
          <table:table-cell/>
          <table:table-cell table:formula="of:=IF(OR([.M17]=[.G17];[.O17]=[.B17]);[.C17];[.H17])" office:value-type="float" office:value="0" calcext:value-type="float">
            <text:p>0</text:p>
          </table:table-cell>
          <table:table-cell table:formula="of:=IF(OR([.M17]=[.G17];[.O17]=[.B17]);[.E17];[.J17])" office:value-type="float" office:value="0" calcext:value-type="float">
            <text:p>0</text:p>
          </table:table-cell>
          <table:table-cell table:formula="of:=IF(OR([.M17]=[.G17];[.O17]=[.B17]);[.D17];[.I17])" office:value-type="float" office:value="0" calcext:value-type="float">
            <text:p>0</text:p>
          </table:table-cell>
          <table:table-cell/>
          <table:table-cell table:formula="of:=IF(OR([.M17]=[.G17];[.O17]=[.B17]);[.H17];[.C17])" office:value-type="float" office:value="0" calcext:value-type="float">
            <text:p>0</text:p>
          </table:table-cell>
          <table:table-cell table:formula="of:=IF(OR([.M17]=[.G17];[.O17]=[.B17]);[.J17];[.E17])" office:value-type="float" office:value="0" calcext:value-type="float">
            <text:p>0</text:p>
          </table:table-cell>
          <table:table-cell table:formula="of:=IF(OR([.M17]=[.G17];[.O17]=[.B17]);[.I17];[.D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ay Mercer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Tommy Morrison</text:p>
          </table:table-cell>
          <table:table-cell table:number-columns-repeated="5"/>
          <table:table-cell table:style-name="ce2" office:value-type="string" calcext:value-type="string">
            <text:p>Tommy Morrison</text:p>
          </table:table-cell>
          <table:table-cell office:value-type="string" calcext:value-type="string">
            <text:p>Left Arm</text:p>
          </table:table-cell>
          <table:table-cell table:style-name="ce1" office:value-type="string" calcext:value-type="string">
            <text:p>Ray Mercer</text:p>
          </table:table-cell>
          <table:table-cell office:value-type="string" calcext:value-type="string">
            <text:p>KO</text:p>
          </table:table-cell>
          <table:table-cell table:formula="of:=IF(AND([.M18]=[.O18];[.O18]=[.M18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18]=[.G18];[.O18]=[.B18]);[.C18];[.H18])" office:value-type="float" office:value="0" calcext:value-type="float">
            <text:p>0</text:p>
          </table:table-cell>
          <table:table-cell table:formula="of:=IF(OR([.M18]=[.G18];[.O18]=[.B18]);[.E18];[.J18])" office:value-type="float" office:value="0" calcext:value-type="float">
            <text:p>0</text:p>
          </table:table-cell>
          <table:table-cell table:formula="of:=IF(OR([.M18]=[.G18];[.O18]=[.B18]);[.D18];[.I18])" office:value-type="float" office:value="0" calcext:value-type="float">
            <text:p>0</text:p>
          </table:table-cell>
          <table:table-cell/>
          <table:table-cell table:formula="of:=IF(OR([.M18]=[.G18];[.O18]=[.B18]);[.H18];[.C18])" office:value-type="float" office:value="0" calcext:value-type="float">
            <text:p>0</text:p>
          </table:table-cell>
          <table:table-cell table:formula="of:=IF(OR([.M18]=[.G18];[.O18]=[.B18]);[.J18];[.E18])" office:value-type="float" office:value="0" calcext:value-type="float">
            <text:p>0</text:p>
          </table:table-cell>
          <table:table-cell table:formula="of:=IF(OR([.M18]=[.G18];[.O18]=[.B18]);[.I18];[.D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ddick Bowe</text:p>
          </table:table-cell>
          <table:table-cell office:value-type="float" office:value="25" calcext:value-type="float">
            <text:p>2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vander Holyfield</text:p>
          </table:table-cell>
          <table:table-cell office:value-type="float" office:value="30" calcext:value-type="float">
            <text:p>30</text:p>
          </table:table-cell>
          <table:table-cell office:value-type="float" office:value="187.96" calcext:value-type="float">
            <text:p>187.9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Evander Holyfield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Riddick Bowe</text:p>
          </table:table-cell>
          <table:table-cell office:value-type="string" calcext:value-type="string">
            <text:p>KO</text:p>
          </table:table-cell>
          <table:table-cell table:formula="of:=IF(AND([.M19]=[.O19];[.O19]=[.M19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19]=[.G19];[.O19]=[.B19]);[.C19];[.H19])" office:value-type="float" office:value="25" calcext:value-type="float">
            <text:p>25</text:p>
          </table:table-cell>
          <table:table-cell table:formula="of:=IF(OR([.M19]=[.G19];[.O19]=[.B19]);[.E19];[.J19])" office:value-type="float" office:value="107" calcext:value-type="float">
            <text:p>107</text:p>
          </table:table-cell>
          <table:table-cell table:formula="of:=IF(OR([.M19]=[.G19];[.O19]=[.B19]);[.D19];[.I19])" office:value-type="float" office:value="195.58" calcext:value-type="float">
            <text:p>195.58</text:p>
          </table:table-cell>
          <table:table-cell/>
          <table:table-cell table:formula="of:=IF(OR([.M19]=[.G19];[.O19]=[.B19]);[.H19];[.C19])" office:value-type="float" office:value="30" calcext:value-type="float">
            <text:p>30</text:p>
          </table:table-cell>
          <table:table-cell table:formula="of:=IF(OR([.M19]=[.G19];[.O19]=[.B19]);[.J19];[.E19])" office:value-type="float" office:value="93" calcext:value-type="float">
            <text:p>93</text:p>
          </table:table-cell>
          <table:table-cell table:formula="of:=IF(OR([.M19]=[.G19];[.O19]=[.B19]);[.I19];[.D19])" office:value-type="float" office:value="187.96" calcext:value-type="float">
            <text:p>187.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ex Stewart</text:p>
          </table:table-cell>
          <table:table-cell office:value-type="float" office:value="25" calcext:value-type="float">
            <text:p>25</text:p>
          </table:table-cell>
          <table:table-cell office:value-type="float" office:value="190.5" calcext:value-type="float">
            <text:p>190.5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Evander Holyfield</text:p>
          </table:table-cell>
          <table:table-cell office:value-type="float" office:value="27" calcext:value-type="float">
            <text:p>27</text:p>
          </table:table-cell>
          <table:table-cell office:value-type="float" office:value="187.96" calcext:value-type="float">
            <text:p>187.96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Evander Holyfield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Evander Holyfield</text:p>
          </table:table-cell>
          <table:table-cell office:value-type="string" calcext:value-type="string">
            <text:p>TKO</text:p>
          </table:table-cell>
          <table:table-cell table:formula="of:=IF(AND([.M20]=[.O20];[.O20]=[.M20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20]=[.G20];[.O20]=[.B20]);[.C20];[.H20])" office:value-type="float" office:value="25" calcext:value-type="float">
            <text:p>25</text:p>
          </table:table-cell>
          <table:table-cell table:formula="of:=IF(OR([.M20]=[.G20];[.O20]=[.B20]);[.E20];[.J20])" office:value-type="float" office:value="101" calcext:value-type="float">
            <text:p>101</text:p>
          </table:table-cell>
          <table:table-cell table:formula="of:=IF(OR([.M20]=[.G20];[.O20]=[.B20]);[.D20];[.I20])" office:value-type="float" office:value="190.5" calcext:value-type="float">
            <text:p>190.5</text:p>
          </table:table-cell>
          <table:table-cell/>
          <table:table-cell table:formula="of:=IF(OR([.M20]=[.G20];[.O20]=[.B20]);[.H20];[.C20])" office:value-type="float" office:value="27" calcext:value-type="float">
            <text:p>27</text:p>
          </table:table-cell>
          <table:table-cell table:formula="of:=IF(OR([.M20]=[.G20];[.O20]=[.B20]);[.J20];[.E20])" office:value-type="float" office:value="96" calcext:value-type="float">
            <text:p>96</text:p>
          </table:table-cell>
          <table:table-cell table:formula="of:=IF(OR([.M20]=[.G20];[.O20]=[.B20]);[.I20];[.D20])" office:value-type="float" office:value="187.96" calcext:value-type="float">
            <text:p>187.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tt Franklin</text:p>
          </table:table-cell>
          <table:table-cell office:value-type="float" office:value="24" calcext:value-type="float">
            <text:p>24</text:p>
          </table:table-cell>
          <table:table-cell office:value-type="float" office:value="180.34" calcext:value-type="float">
            <text:p>180.34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rvin Johnson</text:p>
          </table:table-cell>
          <table:table-cell office:value-type="float" office:value="25" calcext:value-type="float">
            <text:p>25</text:p>
          </table:table-cell>
          <table:table-cell office:value-type="float" office:value="180.34" calcext:value-type="float">
            <text:p>180.3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Marvin Johnson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Matt Franklin</text:p>
          </table:table-cell>
          <table:table-cell office:value-type="string" calcext:value-type="string">
            <text:p>KO</text:p>
          </table:table-cell>
          <table:table-cell table:formula="of:=IF(AND([.M21]=[.O21];[.O21]=[.M21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21]=[.G21];[.O21]=[.B21]);[.C21];[.H21])" office:value-type="float" office:value="24" calcext:value-type="float">
            <text:p>24</text:p>
          </table:table-cell>
          <table:table-cell table:formula="of:=IF(OR([.M21]=[.G21];[.O21]=[.B21]);[.E21];[.J21])" office:value-type="float" office:value="79" calcext:value-type="float">
            <text:p>79</text:p>
          </table:table-cell>
          <table:table-cell table:formula="of:=IF(OR([.M21]=[.G21];[.O21]=[.B21]);[.D21];[.I21])" office:value-type="float" office:value="180.34" calcext:value-type="float">
            <text:p>180.34</text:p>
          </table:table-cell>
          <table:table-cell/>
          <table:table-cell table:formula="of:=IF(OR([.M21]=[.G21];[.O21]=[.B21]);[.H21];[.C21])" office:value-type="float" office:value="25" calcext:value-type="float">
            <text:p>25</text:p>
          </table:table-cell>
          <table:table-cell table:formula="of:=IF(OR([.M21]=[.G21];[.O21]=[.B21]);[.J21];[.E21])" office:value-type="float" office:value="79" calcext:value-type="float">
            <text:p>79</text:p>
          </table:table-cell>
          <table:table-cell table:formula="of:=IF(OR([.M21]=[.G21];[.O21]=[.B21]);[.I21];[.D21])" office:value-type="float" office:value="180.34" calcext:value-type="float">
            <text:p>180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afael Marquez</text:p>
          </table:table-cell>
          <table:table-cell office:value-type="float" office:value="32" calcext:value-type="float">
            <text:p>32</text:p>
          </table:table-cell>
          <table:table-cell office:value-type="float" office:value="165.1" calcext:value-type="float">
            <text:p>165.1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srael Vazquez</text:p>
          </table:table-cell>
          <table:table-cell office:value-type="float" office:value="29" calcext:value-type="float">
            <text:p>29</text:p>
          </table:table-cell>
          <table:table-cell office:value-type="float" office:value="162.56" calcext:value-type="float">
            <text:p>162.5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Rafael Marquez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Israel Vazquez</text:p>
          </table:table-cell>
          <table:table-cell office:value-type="string" calcext:value-type="string">
            <text:p>KO</text:p>
          </table:table-cell>
          <table:table-cell table:formula="of:=IF(AND([.M22]=[.O22];[.O22]=[.M22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22]=[.G22];[.O22]=[.B22]);[.C22];[.H22])" office:value-type="float" office:value="29" calcext:value-type="float">
            <text:p>29</text:p>
          </table:table-cell>
          <table:table-cell table:formula="of:=IF(OR([.M22]=[.G22];[.O22]=[.B22]);[.E22];[.J22])" office:value-type="float" office:value="55" calcext:value-type="float">
            <text:p>55</text:p>
          </table:table-cell>
          <table:table-cell table:formula="of:=IF(OR([.M22]=[.G22];[.O22]=[.B22]);[.D22];[.I22])" office:value-type="float" office:value="162.56" calcext:value-type="float">
            <text:p>162.56</text:p>
          </table:table-cell>
          <table:table-cell/>
          <table:table-cell table:formula="of:=IF(OR([.M22]=[.G22];[.O22]=[.B22]);[.H22];[.C22])" office:value-type="float" office:value="32" calcext:value-type="float">
            <text:p>32</text:p>
          </table:table-cell>
          <table:table-cell table:formula="of:=IF(OR([.M22]=[.G22];[.O22]=[.B22]);[.J22];[.E22])" office:value-type="float" office:value="55" calcext:value-type="float">
            <text:p>55</text:p>
          </table:table-cell>
          <table:table-cell table:formula="of:=IF(OR([.M22]=[.G22];[.O22]=[.B22]);[.I22];[.D22])" office:value-type="float" office:value="165.1" calcext:value-type="float">
            <text:p>165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afael Marquez</text:p>
          </table:table-cell>
          <table:table-cell office:value-type="float" office:value="32" calcext:value-type="float">
            <text:p>32</text:p>
          </table:table-cell>
          <table:table-cell office:value-type="float" office:value="165.1" calcext:value-type="float">
            <text:p>165.1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srael Vazquez</text:p>
          </table:table-cell>
          <table:table-cell office:value-type="float" office:value="30" calcext:value-type="float">
            <text:p>30</text:p>
          </table:table-cell>
          <table:table-cell office:value-type="float" office:value="162.56" calcext:value-type="float">
            <text:p>162.5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Rafael Marquez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Israel Vazquez</text:p>
          </table:table-cell>
          <table:table-cell office:value-type="string" calcext:value-type="string">
            <text:p>KO</text:p>
          </table:table-cell>
          <table:table-cell table:formula="of:=IF(AND([.M23]=[.O23];[.O23]=[.M23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23]=[.G23];[.O23]=[.B23]);[.C23];[.H23])" office:value-type="float" office:value="30" calcext:value-type="float">
            <text:p>30</text:p>
          </table:table-cell>
          <table:table-cell table:formula="of:=IF(OR([.M23]=[.G23];[.O23]=[.B23]);[.E23];[.J23])" office:value-type="float" office:value="55" calcext:value-type="float">
            <text:p>55</text:p>
          </table:table-cell>
          <table:table-cell table:formula="of:=IF(OR([.M23]=[.G23];[.O23]=[.B23]);[.D23];[.I23])" office:value-type="float" office:value="162.56" calcext:value-type="float">
            <text:p>162.56</text:p>
          </table:table-cell>
          <table:table-cell/>
          <table:table-cell table:formula="of:=IF(OR([.M23]=[.G23];[.O23]=[.B23]);[.H23];[.C23])" office:value-type="float" office:value="32" calcext:value-type="float">
            <text:p>32</text:p>
          </table:table-cell>
          <table:table-cell table:formula="of:=IF(OR([.M23]=[.G23];[.O23]=[.B23]);[.J23];[.E23])" office:value-type="float" office:value="55" calcext:value-type="float">
            <text:p>55</text:p>
          </table:table-cell>
          <table:table-cell table:formula="of:=IF(OR([.M23]=[.G23];[.O23]=[.B23]);[.I23];[.D23])" office:value-type="float" office:value="165.1" calcext:value-type="float">
            <text:p>165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manuel Burton</text:p>
          </table:table-cell>
          <table:table-cell office:value-type="float" office:value="26" calcext:value-type="float">
            <text:p>26</text:p>
          </table:table-cell>
          <table:table-cell office:value-type="float" office:value="167.64" calcext:value-type="float">
            <text:p>167.6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cky Ward</text:p>
          </table:table-cell>
          <table:table-cell office:value-type="float" office:value="35" calcext:value-type="float">
            <text:p>35</text:p>
          </table:table-cell>
          <table:table-cell office:value-type="float" office:value="172.72" calcext:value-type="float">
            <text:p>172.7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1" office:value-type="string" calcext:value-type="string">
            <text:p>Micky Ward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Emanuel Burton</text:p>
          </table:table-cell>
          <table:table-cell office:value-type="string" calcext:value-type="string">
            <text:p>TKO</text:p>
          </table:table-cell>
          <table:table-cell table:formula="of:=IF(AND([.M24]=[.O24];[.O24]=[.M24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24]=[.G24];[.O24]=[.B24]);[.C24];[.H24])" office:value-type="float" office:value="26" calcext:value-type="float">
            <text:p>26</text:p>
          </table:table-cell>
          <table:table-cell table:formula="of:=IF(OR([.M24]=[.G24];[.O24]=[.B24]);[.E24];[.J24])" office:value-type="float" office:value="64" calcext:value-type="float">
            <text:p>64</text:p>
          </table:table-cell>
          <table:table-cell table:formula="of:=IF(OR([.M24]=[.G24];[.O24]=[.B24]);[.D24];[.I24])" office:value-type="float" office:value="167.64" calcext:value-type="float">
            <text:p>167.64</text:p>
          </table:table-cell>
          <table:table-cell/>
          <table:table-cell table:formula="of:=IF(OR([.M24]=[.G24];[.O24]=[.B24]);[.H24];[.C24])" office:value-type="float" office:value="35" calcext:value-type="float">
            <text:p>35</text:p>
          </table:table-cell>
          <table:table-cell table:formula="of:=IF(OR([.M24]=[.G24];[.O24]=[.B24]);[.J24];[.E24])" office:value-type="float" office:value="64" calcext:value-type="float">
            <text:p>64</text:p>
          </table:table-cell>
          <table:table-cell table:formula="of:=IF(OR([.M24]=[.G24];[.O24]=[.B24]);[.I24];[.D24])" office:value-type="float" office:value="172.72" calcext:value-type="float">
            <text:p>172.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uan Manuel Marquez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o Antonio Barerra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table:style-name="ce1" office:value-type="string" calcext:value-type="string">
            <text:p>Juan Manuel Marquez</text:p>
          </table:table-cell>
          <table:table-cell office:value-type="string" calcext:value-type="string">
            <text:p>Left Arm</text:p>
          </table:table-cell>
          <table:table-cell table:style-name="ce1" office:value-type="string" calcext:value-type="string">
            <text:p>Juan Manuel Marquez</text:p>
          </table:table-cell>
          <table:table-cell office:value-type="string" calcext:value-type="string">
            <text:p>TKO</text:p>
          </table:table-cell>
          <table:table-cell table:formula="of:=IF(AND([.M25]=[.O25];[.O25]=[.M25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25]=[.G25];[.O25]=[.B25]);[.C25];[.H25])" office:value-type="float" office:value="0" calcext:value-type="float">
            <text:p>0</text:p>
          </table:table-cell>
          <table:table-cell table:formula="of:=IF(OR([.M25]=[.G25];[.O25]=[.B25]);[.E25];[.J25])" office:value-type="float" office:value="59" calcext:value-type="float">
            <text:p>59</text:p>
          </table:table-cell>
          <table:table-cell table:formula="of:=IF(OR([.M25]=[.G25];[.O25]=[.B25]);[.D25];[.I25])" office:value-type="float" office:value="0" calcext:value-type="float">
            <text:p>0</text:p>
          </table:table-cell>
          <table:table-cell/>
          <table:table-cell table:formula="of:=IF(OR([.M25]=[.G25];[.O25]=[.B25]);[.H25];[.C25])" office:value-type="float" office:value="0" calcext:value-type="float">
            <text:p>0</text:p>
          </table:table-cell>
          <table:table-cell table:formula="of:=IF(OR([.M25]=[.G25];[.O25]=[.B25]);[.J25];[.E25])" office:value-type="float" office:value="59" calcext:value-type="float">
            <text:p>59</text:p>
          </table:table-cell>
          <table:table-cell table:formula="of:=IF(OR([.M25]=[.G25];[.O25]=[.B25]);[.I25];[.D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ke Ibeabuchi</text:p>
          </table:table-cell>
          <table:table-cell office:value-type="float" office:value="24" calcext:value-type="float">
            <text:p>24</text:p>
          </table:table-cell>
          <table:table-cell office:value-type="float" office:value="177.5" calcext:value-type="float">
            <text:p>177.5</text:p>
          </table:table-cell>
          <table:table-cell office:value-type="float" office:value="103" calcext:value-type="float">
            <text:p>1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vid Tua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David Tua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David Tua</text:p>
          </table:table-cell>
          <table:table-cell office:value-type="string" calcext:value-type="string">
            <text:p>TKO</text:p>
          </table:table-cell>
          <table:table-cell table:formula="of:=IF(AND([.M26]=[.O26];[.O26]=[.M26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26]=[.G26];[.O26]=[.B26]);[.C26];[.H26])" office:value-type="float" office:value="24" calcext:value-type="float">
            <text:p>24</text:p>
          </table:table-cell>
          <table:table-cell table:formula="of:=IF(OR([.M26]=[.G26];[.O26]=[.B26]);[.E26];[.J26])" office:value-type="float" office:value="103" calcext:value-type="float">
            <text:p>103</text:p>
          </table:table-cell>
          <table:table-cell table:formula="of:=IF(OR([.M26]=[.G26];[.O26]=[.B26]);[.D26];[.I26])" office:value-type="float" office:value="177.5" calcext:value-type="float">
            <text:p>177.5</text:p>
          </table:table-cell>
          <table:table-cell/>
          <table:table-cell table:formula="of:=IF(OR([.M26]=[.G26];[.O26]=[.B26]);[.H26];[.C26])" office:value-type="float" office:value="24" calcext:value-type="float">
            <text:p>24</text:p>
          </table:table-cell>
          <table:table-cell table:formula="of:=IF(OR([.M26]=[.G26];[.O26]=[.B26]);[.J26];[.E26])" office:value-type="float" office:value="107" calcext:value-type="float">
            <text:p>107</text:p>
          </table:table-cell>
          <table:table-cell table:formula="of:=IF(OR([.M26]=[.G26];[.O26]=[.B26]);[.I26];[.D26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berto Gonzalez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48.5" calcext:value-type="float">
            <text:p>48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chael Carbajal</text:p>
          </table:table-cell>
          <table:table-cell office:value-type="float" office:value="26" calcext:value-type="float">
            <text:p>26</text:p>
          </table:table-cell>
          <table:table-cell office:value-type="float" office:value="165" calcext:value-type="float">
            <text:p>165</text:p>
          </table:table-cell>
          <table:table-cell office:value-type="float" office:value="48.5" calcext:value-type="float">
            <text:p>48.5</text:p>
          </table:table-cell>
          <table:table-cell table:number-columns-repeated="2"/>
          <table:table-cell office:value-type="string" calcext:value-type="string">
            <text:p>Michael Carbajal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Michael Carbajal</text:p>
          </table:table-cell>
          <table:table-cell office:value-type="string" calcext:value-type="string">
            <text:p>KO</text:p>
          </table:table-cell>
          <table:table-cell table:formula="of:=IF(AND([.M27]=[.O27];[.O27]=[.M27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27]=[.G27];[.O27]=[.B27]);[.C27];[.H27])" office:value-type="float" office:value="25" calcext:value-type="float">
            <text:p>25</text:p>
          </table:table-cell>
          <table:table-cell table:formula="of:=IF(OR([.M27]=[.G27];[.O27]=[.B27]);[.E27];[.J27])" office:value-type="float" office:value="48.5" calcext:value-type="float">
            <text:p>48.5</text:p>
          </table:table-cell>
          <table:table-cell table:formula="of:=IF(OR([.M27]=[.G27];[.O27]=[.B27]);[.D27];[.I27])" office:value-type="float" office:value="155" calcext:value-type="float">
            <text:p>155</text:p>
          </table:table-cell>
          <table:table-cell/>
          <table:table-cell table:formula="of:=IF(OR([.M27]=[.G27];[.O27]=[.B27]);[.H27];[.C27])" office:value-type="float" office:value="26" calcext:value-type="float">
            <text:p>26</text:p>
          </table:table-cell>
          <table:table-cell table:formula="of:=IF(OR([.M27]=[.G27];[.O27]=[.B27]);[.J27];[.E27])" office:value-type="float" office:value="48.5" calcext:value-type="float">
            <text:p>48.5</text:p>
          </table:table-cell>
          <table:table-cell table:formula="of:=IF(OR([.M27]=[.G27];[.O27]=[.B27]);[.I27];[.D27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scar De La Hoya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Ike Quartey</text:p>
          </table:table-cell>
          <table:table-cell table:number-columns-repeated="5"/>
          <table:table-cell office:value-type="string" calcext:value-type="string">
            <text:p>Ike Quartey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Oscar De La Hoya</text:p>
          </table:table-cell>
          <table:table-cell office:value-type="string" calcext:value-type="string">
            <text:p>TKO</text:p>
          </table:table-cell>
          <table:table-cell table:formula="of:=IF(AND([.M28]=[.O28];[.O28]=[.M28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28]=[.G28];[.O28]=[.B28]);[.C28];[.H28])" office:value-type="float" office:value="0" calcext:value-type="float">
            <text:p>0</text:p>
          </table:table-cell>
          <table:table-cell table:formula="of:=IF(OR([.M28]=[.G28];[.O28]=[.B28]);[.E28];[.J28])" office:value-type="float" office:value="0" calcext:value-type="float">
            <text:p>0</text:p>
          </table:table-cell>
          <table:table-cell table:formula="of:=IF(OR([.M28]=[.G28];[.O28]=[.B28]);[.D28];[.I28])" office:value-type="float" office:value="0" calcext:value-type="float">
            <text:p>0</text:p>
          </table:table-cell>
          <table:table-cell/>
          <table:table-cell table:formula="of:=IF(OR([.M28]=[.G28];[.O28]=[.B28]);[.H28];[.C28])" office:value-type="float" office:value="0" calcext:value-type="float">
            <text:p>0</text:p>
          </table:table-cell>
          <table:table-cell table:formula="of:=IF(OR([.M28]=[.G28];[.O28]=[.B28]);[.J28];[.E28])" office:value-type="float" office:value="0" calcext:value-type="float">
            <text:p>0</text:p>
          </table:table-cell>
          <table:table-cell table:formula="of:=IF(OR([.M28]=[.G28];[.O28]=[.B28]);[.I28];[.D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rgio Martinez</text:p>
          </table:table-cell>
          <table:table-cell office:value-type="float" office:value="34" calcext:value-type="float">
            <text:p>34</text:p>
          </table:table-cell>
          <table:table-cell office:value-type="float" office:value="177" calcext:value-type="float">
            <text:p>177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aul Williams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Sergio Martinez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Paul Williams</text:p>
          </table:table-cell>
          <table:table-cell office:value-type="string" calcext:value-type="string">
            <text:p>TKO</text:p>
          </table:table-cell>
          <table:table-cell table:formula="of:=IF(AND([.M29]=[.O29];[.O29]=[.M29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29]=[.G29];[.O29]=[.B29]);[.C29];[.H29])" office:value-type="float" office:value="28" calcext:value-type="float">
            <text:p>28</text:p>
          </table:table-cell>
          <table:table-cell table:formula="of:=IF(OR([.M29]=[.G29];[.O29]=[.B29]);[.E29];[.J29])" office:value-type="float" office:value="75" calcext:value-type="float">
            <text:p>75</text:p>
          </table:table-cell>
          <table:table-cell table:formula="of:=IF(OR([.M29]=[.G29];[.O29]=[.B29]);[.D29];[.I29])" office:value-type="float" office:value="185" calcext:value-type="float">
            <text:p>185</text:p>
          </table:table-cell>
          <table:table-cell/>
          <table:table-cell table:formula="of:=IF(OR([.M29]=[.G29];[.O29]=[.B29]);[.H29];[.C29])" office:value-type="float" office:value="34" calcext:value-type="float">
            <text:p>34</text:p>
          </table:table-cell>
          <table:table-cell table:formula="of:=IF(OR([.M29]=[.G29];[.O29]=[.B29]);[.J29];[.E29])" office:value-type="float" office:value="75" calcext:value-type="float">
            <text:p>75</text:p>
          </table:table-cell>
          <table:table-cell table:formula="of:=IF(OR([.M29]=[.G29];[.O29]=[.B29]);[.I29];[.D29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tonio Margarito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ermit Cintron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Antonio Margarito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Antonio Margarito</text:p>
          </table:table-cell>
          <table:table-cell office:value-type="string" calcext:value-type="string">
            <text:p>KO</text:p>
          </table:table-cell>
          <table:table-cell table:formula="of:=IF(AND([.M30]=[.O30];[.O30]=[.M30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30]=[.G30];[.O30]=[.B30]);[.C30];[.H30])" office:value-type="float" office:value="0" calcext:value-type="float">
            <text:p>0</text:p>
          </table:table-cell>
          <table:table-cell table:formula="of:=IF(OR([.M30]=[.G30];[.O30]=[.B30]);[.E30];[.J30])" office:value-type="float" office:value="66" calcext:value-type="float">
            <text:p>66</text:p>
          </table:table-cell>
          <table:table-cell table:formula="of:=IF(OR([.M30]=[.G30];[.O30]=[.B30]);[.D30];[.I30])" office:value-type="float" office:value="0" calcext:value-type="float">
            <text:p>0</text:p>
          </table:table-cell>
          <table:table-cell/>
          <table:table-cell table:formula="of:=IF(OR([.M30]=[.G30];[.O30]=[.B30]);[.H30];[.C30])" office:value-type="float" office:value="0" calcext:value-type="float">
            <text:p>0</text:p>
          </table:table-cell>
          <table:table-cell table:formula="of:=IF(OR([.M30]=[.G30];[.O30]=[.B30]);[.J30];[.E30])" office:value-type="float" office:value="66" calcext:value-type="float">
            <text:p>66</text:p>
          </table:table-cell>
          <table:table-cell table:formula="of:=IF(OR([.M30]=[.G30];[.O30]=[.B30]);[.I30];[.D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ussein Hussein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orge Arce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Jorge Arce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Jorge Arce</text:p>
          </table:table-cell>
          <table:table-cell office:value-type="string" calcext:value-type="string">
            <text:p>KO</text:p>
          </table:table-cell>
          <table:table-cell table:formula="of:=IF(AND([.M31]=[.O31];[.O31]=[.M31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31]=[.G31];[.O31]=[.B31]);[.C31];[.H31])" office:value-type="float" office:value="0" calcext:value-type="float">
            <text:p>0</text:p>
          </table:table-cell>
          <table:table-cell table:formula="of:=IF(OR([.M31]=[.G31];[.O31]=[.B31]);[.E31];[.J31])" office:value-type="float" office:value="50" calcext:value-type="float">
            <text:p>50</text:p>
          </table:table-cell>
          <table:table-cell table:formula="of:=IF(OR([.M31]=[.G31];[.O31]=[.B31]);[.D31];[.I31])" office:value-type="float" office:value="0" calcext:value-type="float">
            <text:p>0</text:p>
          </table:table-cell>
          <table:table-cell/>
          <table:table-cell table:formula="of:=IF(OR([.M31]=[.G31];[.O31]=[.B31]);[.H31];[.C31])" office:value-type="float" office:value="0" calcext:value-type="float">
            <text:p>0</text:p>
          </table:table-cell>
          <table:table-cell table:formula="of:=IF(OR([.M31]=[.G31];[.O31]=[.B31]);[.J31];[.E31])" office:value-type="float" office:value="50" calcext:value-type="float">
            <text:p>50</text:p>
          </table:table-cell>
          <table:table-cell table:formula="of:=IF(OR([.M31]=[.G31];[.O31]=[.B31]);[.I31];[.D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ames Tony</text:p>
          </table:table-cell>
          <table:table-cell office:value-type="float" office:value="34" calcext:value-type="float">
            <text:p>34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sili Jirov</text:p>
          </table:table-cell>
          <table:table-cell office:value-type="float" office:value="29" calcext:value-type="float">
            <text:p>29</text:p>
          </table:table-cell>
          <table:table-cell office:value-type="float" office:value="188" calcext:value-type="float">
            <text:p>18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Vasili Jirov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James Tony</text:p>
          </table:table-cell>
          <table:table-cell office:value-type="string" calcext:value-type="string">
            <text:p>TKO</text:p>
          </table:table-cell>
          <table:table-cell table:formula="of:=IF(AND([.M32]=[.O32];[.O32]=[.M32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32]=[.G32];[.O32]=[.B32]);[.C32];[.H32])" office:value-type="float" office:value="34" calcext:value-type="float">
            <text:p>34</text:p>
          </table:table-cell>
          <table:table-cell table:formula="of:=IF(OR([.M32]=[.G32];[.O32]=[.B32]);[.E32];[.J32])" office:value-type="float" office:value="88" calcext:value-type="float">
            <text:p>88</text:p>
          </table:table-cell>
          <table:table-cell table:formula="of:=IF(OR([.M32]=[.G32];[.O32]=[.B32]);[.D32];[.I32])" office:value-type="float" office:value="175" calcext:value-type="float">
            <text:p>175</text:p>
          </table:table-cell>
          <table:table-cell/>
          <table:table-cell table:formula="of:=IF(OR([.M32]=[.G32];[.O32]=[.B32]);[.H32];[.C32])" office:value-type="float" office:value="29" calcext:value-type="float">
            <text:p>29</text:p>
          </table:table-cell>
          <table:table-cell table:formula="of:=IF(OR([.M32]=[.G32];[.O32]=[.B32]);[.J32];[.E32])" office:value-type="float" office:value="87" calcext:value-type="float">
            <text:p>87</text:p>
          </table:table-cell>
          <table:table-cell table:formula="of:=IF(OR([.M32]=[.G32];[.O32]=[.B32]);[.I32];[.D32]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yson Fury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eve Cunham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table:style-name="ce1" office:value-type="string" calcext:value-type="string">
            <text:p>Tyson Fury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Steve Cunham</text:p>
          </table:table-cell>
          <table:table-cell office:value-type="string" calcext:value-type="string">
            <text:p>KO</text:p>
          </table:table-cell>
          <table:table-cell table:formula="of:=IF(AND([.M33]=[.O33];[.O33]=[.M33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33]=[.G33];[.O33]=[.B33]);[.C33];[.H33])" office:value-type="float" office:value="0" calcext:value-type="float">
            <text:p>0</text:p>
          </table:table-cell>
          <table:table-cell table:formula="of:=IF(OR([.M33]=[.G33];[.O33]=[.B33]);[.E33];[.J33])" office:value-type="float" office:value="85" calcext:value-type="float">
            <text:p>85</text:p>
          </table:table-cell>
          <table:table-cell table:formula="of:=IF(OR([.M33]=[.G33];[.O33]=[.B33]);[.D33];[.I33])" office:value-type="float" office:value="0" calcext:value-type="float">
            <text:p>0</text:p>
          </table:table-cell>
          <table:table-cell/>
          <table:table-cell table:formula="of:=IF(OR([.M33]=[.G33];[.O33]=[.B33]);[.H33];[.C33])" office:value-type="float" office:value="0" calcext:value-type="float">
            <text:p>0</text:p>
          </table:table-cell>
          <table:table-cell table:formula="of:=IF(OR([.M33]=[.G33];[.O33]=[.B33]);[.J33];[.E33])" office:value-type="float" office:value="85" calcext:value-type="float">
            <text:p>85</text:p>
          </table:table-cell>
          <table:table-cell table:formula="of:=IF(OR([.M33]=[.G33];[.O33]=[.B33]);[.I33];[.D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ictor Ortiz</text:p>
          </table:table-cell>
          <table:table-cell office:value-type="float" office:value="22" calcext:value-type="float">
            <text:p>22</text:p>
          </table:table-cell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rcos Maidana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Marcos Maidana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Marcos Maidana</text:p>
          </table:table-cell>
          <table:table-cell office:value-type="string" calcext:value-type="string">
            <text:p>KO</text:p>
          </table:table-cell>
          <table:table-cell table:formula="of:=IF(AND([.M34]=[.O34];[.O34]=[.M34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34]=[.G34];[.O34]=[.B34]);[.C34];[.H34])" office:value-type="float" office:value="22" calcext:value-type="float">
            <text:p>22</text:p>
          </table:table-cell>
          <table:table-cell table:formula="of:=IF(OR([.M34]=[.G34];[.O34]=[.B34]);[.E34];[.J34])" office:value-type="float" office:value="63" calcext:value-type="float">
            <text:p>63</text:p>
          </table:table-cell>
          <table:table-cell table:formula="of:=IF(OR([.M34]=[.G34];[.O34]=[.B34]);[.D34];[.I34])" office:value-type="float" office:value="175" calcext:value-type="float">
            <text:p>175</text:p>
          </table:table-cell>
          <table:table-cell/>
          <table:table-cell table:formula="of:=IF(OR([.M34]=[.G34];[.O34]=[.B34]);[.H34];[.C34])" office:value-type="float" office:value="25" calcext:value-type="float">
            <text:p>25</text:p>
          </table:table-cell>
          <table:table-cell table:formula="of:=IF(OR([.M34]=[.G34];[.O34]=[.B34]);[.J34];[.E34])" office:value-type="float" office:value="63" calcext:value-type="float">
            <text:p>63</text:p>
          </table:table-cell>
          <table:table-cell table:formula="of:=IF(OR([.M34]=[.G34];[.O34]=[.B34]);[.I34];[.D34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os Hurtado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nel Whit</text:p>
          </table:table-cell>
          <table:table-cell office:value-type="float" office:value="33" calcext:value-type="float">
            <text:p>33</text:p>
          </table:table-cell>
          <table:table-cell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Dios Hurtado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Parnel Whit</text:p>
          </table:table-cell>
          <table:table-cell office:value-type="string" calcext:value-type="string">
            <text:p>KO</text:p>
          </table:table-cell>
          <table:table-cell table:formula="of:=IF(AND([.M35]=[.O35];[.O35]=[.M35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35]=[.G35];[.O35]=[.B35]);[.C35];[.H35])" office:value-type="float" office:value="33" calcext:value-type="float">
            <text:p>33</text:p>
          </table:table-cell>
          <table:table-cell table:formula="of:=IF(OR([.M35]=[.G35];[.O35]=[.B35]);[.E35];[.J35])" office:value-type="float" office:value="66" calcext:value-type="float">
            <text:p>66</text:p>
          </table:table-cell>
          <table:table-cell table:formula="of:=IF(OR([.M35]=[.G35];[.O35]=[.B35]);[.D35];[.I35])" office:value-type="float" office:value="167" calcext:value-type="float">
            <text:p>167</text:p>
          </table:table-cell>
          <table:table-cell/>
          <table:table-cell table:formula="of:=IF(OR([.M35]=[.G35];[.O35]=[.B35]);[.H35];[.C35])" office:value-type="float" office:value="24" calcext:value-type="float">
            <text:p>24</text:p>
          </table:table-cell>
          <table:table-cell table:formula="of:=IF(OR([.M35]=[.G35];[.O35]=[.B35]);[.J35];[.E35])" office:value-type="float" office:value="66" calcext:value-type="float">
            <text:p>66</text:p>
          </table:table-cell>
          <table:table-cell table:formula="of:=IF(OR([.M35]=[.G35];[.O35]=[.B35]);[.I35];[.D35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ike Alvarado</text:p>
          </table:table-cell>
          <table:table-cell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red Prescot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Bred Prescot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Mike Alvarado</text:p>
          </table:table-cell>
          <table:table-cell office:value-type="string" calcext:value-type="string">
            <text:p>KO</text:p>
          </table:table-cell>
          <table:table-cell table:formula="of:=IF(AND([.M36]=[.O36];[.O36]=[.M36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36]=[.G36];[.O36]=[.B36]);[.C36];[.H36])" office:value-type="float" office:value="31" calcext:value-type="float">
            <text:p>31</text:p>
          </table:table-cell>
          <table:table-cell table:formula="of:=IF(OR([.M36]=[.G36];[.O36]=[.B36]);[.E36];[.J36])" office:value-type="float" office:value="63" calcext:value-type="float">
            <text:p>63</text:p>
          </table:table-cell>
          <table:table-cell table:formula="of:=IF(OR([.M36]=[.G36];[.O36]=[.B36]);[.D36];[.I36])" office:value-type="float" office:value="175" calcext:value-type="float">
            <text:p>175</text:p>
          </table:table-cell>
          <table:table-cell/>
          <table:table-cell table:formula="of:=IF(OR([.M36]=[.G36];[.O36]=[.B36]);[.H36];[.C36])" office:value-type="float" office:value="28" calcext:value-type="float">
            <text:p>28</text:p>
          </table:table-cell>
          <table:table-cell table:formula="of:=IF(OR([.M36]=[.G36];[.O36]=[.B36]);[.J36];[.E36])" office:value-type="float" office:value="63" calcext:value-type="float">
            <text:p>63</text:p>
          </table:table-cell>
          <table:table-cell table:formula="of:=IF(OR([.M36]=[.G36];[.O36]=[.B36]);[.I36];[.D36]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tonio Demarco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orge Linares</text:p>
          </table:table-cell>
          <table:table-cell office:value-type="float" office:value="26" calcext:value-type="float">
            <text:p>26</text:p>
          </table:table-cell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Jorge Linares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Antonio Demarco</text:p>
          </table:table-cell>
          <table:table-cell office:value-type="string" calcext:value-type="string">
            <text:p>KO</text:p>
          </table:table-cell>
          <table:table-cell table:formula="of:=IF(AND([.M37]=[.O37];[.O37]=[.M37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37]=[.G37];[.O37]=[.B37]);[.C37];[.H37])" office:value-type="float" office:value="25" calcext:value-type="float">
            <text:p>25</text:p>
          </table:table-cell>
          <table:table-cell table:formula="of:=IF(OR([.M37]=[.G37];[.O37]=[.B37]);[.E37];[.J37])" office:value-type="float" office:value="61" calcext:value-type="float">
            <text:p>61</text:p>
          </table:table-cell>
          <table:table-cell table:formula="of:=IF(OR([.M37]=[.G37];[.O37]=[.B37]);[.D37];[.I37])" office:value-type="float" office:value="177" calcext:value-type="float">
            <text:p>177</text:p>
          </table:table-cell>
          <table:table-cell/>
          <table:table-cell table:formula="of:=IF(OR([.M37]=[.G37];[.O37]=[.B37]);[.H37];[.C37])" office:value-type="float" office:value="26" calcext:value-type="float">
            <text:p>26</text:p>
          </table:table-cell>
          <table:table-cell table:formula="of:=IF(OR([.M37]=[.G37];[.O37]=[.B37]);[.J37];[.E37])" office:value-type="float" office:value="61" calcext:value-type="float">
            <text:p>61</text:p>
          </table:table-cell>
          <table:table-cell table:formula="of:=IF(OR([.M37]=[.G37];[.O37]=[.B37]);[.I37];[.D37]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oy Waters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rry Norris</text:p>
          </table:table-cell>
          <table:table-cell office:value-type="float" office:value="26" calcext:value-type="float">
            <text:p>26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Terry Norris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Terry Norris</text:p>
          </table:table-cell>
          <table:table-cell office:value-type="string" calcext:value-type="string">
            <text:p>KO</text:p>
          </table:table-cell>
          <table:table-cell table:formula="of:=IF(AND([.M38]=[.O38];[.O38]=[.M38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38]=[.G38];[.O38]=[.B38]);[.C38];[.H38])" office:value-type="float" office:value="28" calcext:value-type="float">
            <text:p>28</text:p>
          </table:table-cell>
          <table:table-cell table:formula="of:=IF(OR([.M38]=[.G38];[.O38]=[.B38]);[.E38];[.J38])" office:value-type="float" office:value="68" calcext:value-type="float">
            <text:p>68</text:p>
          </table:table-cell>
          <table:table-cell table:formula="of:=IF(OR([.M38]=[.G38];[.O38]=[.B38]);[.D38];[.I38])" office:value-type="float" office:value="175" calcext:value-type="float">
            <text:p>175</text:p>
          </table:table-cell>
          <table:table-cell/>
          <table:table-cell table:formula="of:=IF(OR([.M38]=[.G38];[.O38]=[.B38]);[.H38];[.C38])" office:value-type="float" office:value="26" calcext:value-type="float">
            <text:p>26</text:p>
          </table:table-cell>
          <table:table-cell table:formula="of:=IF(OR([.M38]=[.G38];[.O38]=[.B38]);[.J38];[.E38])" office:value-type="float" office:value="68" calcext:value-type="float">
            <text:p>68</text:p>
          </table:table-cell>
          <table:table-cell table:formula="of:=IF(OR([.M38]=[.G38];[.O38]=[.B38]);[.I38];[.D38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arl Froch</text:p>
          </table:table-cell>
          <table:table-cell office:value-type="float" office:value="33" calcext:value-type="float">
            <text:p>33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len Johnson</text:p>
          </table:table-cell>
          <table:table-cell office:value-type="float" office:value="42" calcext:value-type="float">
            <text:p>42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Carl Froch</text:p>
          </table:table-cell>
          <table:table-cell office:value-type="string" calcext:value-type="string">
            <text:p>Left Arm</text:p>
          </table:table-cell>
          <table:table-cell table:style-name="ce1" office:value-type="string" calcext:value-type="string">
            <text:p>Carl Froch</text:p>
          </table:table-cell>
          <table:table-cell office:value-type="string" calcext:value-type="string">
            <text:p>TKO</text:p>
          </table:table-cell>
          <table:table-cell table:formula="of:=IF(AND([.M39]=[.O39];[.O39]=[.M39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39]=[.G39];[.O39]=[.B39]);[.C39];[.H39])" office:value-type="float" office:value="33" calcext:value-type="float">
            <text:p>33</text:p>
          </table:table-cell>
          <table:table-cell table:formula="of:=IF(OR([.M39]=[.G39];[.O39]=[.B39]);[.E39];[.J39])" office:value-type="float" office:value="76" calcext:value-type="float">
            <text:p>76</text:p>
          </table:table-cell>
          <table:table-cell table:formula="of:=IF(OR([.M39]=[.G39];[.O39]=[.B39]);[.D39];[.I39])" office:value-type="float" office:value="185" calcext:value-type="float">
            <text:p>185</text:p>
          </table:table-cell>
          <table:table-cell/>
          <table:table-cell table:formula="of:=IF(OR([.M39]=[.G39];[.O39]=[.B39]);[.H39];[.C39])" office:value-type="float" office:value="42" calcext:value-type="float">
            <text:p>42</text:p>
          </table:table-cell>
          <table:table-cell table:formula="of:=IF(OR([.M39]=[.G39];[.O39]=[.B39]);[.J39];[.E39])" office:value-type="float" office:value="75" calcext:value-type="float">
            <text:p>75</text:p>
          </table:table-cell>
          <table:table-cell table:formula="of:=IF(OR([.M39]=[.G39];[.O39]=[.B39]);[.I39];[.D39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cel Feritas</text:p>
          </table:table-cell>
          <table:table-cell office:value-type="float" office:value="28" calcext:value-type="float">
            <text:p>28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iego Corales</text:p>
          </table:table-cell>
          <table:table-cell office:value-type="float" office:value="26" calcext:value-type="float">
            <text:p>26</text:p>
          </table:table-cell>
          <table:table-cell office:value-type="float" office:value="177" calcext:value-type="float">
            <text:p>17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Acel Feritas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Diego Corales</text:p>
          </table:table-cell>
          <table:table-cell office:value-type="string" calcext:value-type="string">
            <text:p>KO</text:p>
          </table:table-cell>
          <table:table-cell table:formula="of:=IF(AND([.M40]=[.O40];[.O40]=[.M40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40]=[.G40];[.O40]=[.B40]);[.C40];[.H40])" office:value-type="float" office:value="26" calcext:value-type="float">
            <text:p>26</text:p>
          </table:table-cell>
          <table:table-cell table:formula="of:=IF(OR([.M40]=[.G40];[.O40]=[.B40]);[.E40];[.J40])" office:value-type="float" office:value="61" calcext:value-type="float">
            <text:p>61</text:p>
          </table:table-cell>
          <table:table-cell table:formula="of:=IF(OR([.M40]=[.G40];[.O40]=[.B40]);[.D40];[.I40])" office:value-type="float" office:value="177" calcext:value-type="float">
            <text:p>177</text:p>
          </table:table-cell>
          <table:table-cell/>
          <table:table-cell table:formula="of:=IF(OR([.M40]=[.G40];[.O40]=[.B40]);[.H40];[.C40])" office:value-type="float" office:value="28" calcext:value-type="float">
            <text:p>28</text:p>
          </table:table-cell>
          <table:table-cell table:formula="of:=IF(OR([.M40]=[.G40];[.O40]=[.B40]);[.J40];[.E40])" office:value-type="float" office:value="61" calcext:value-type="float">
            <text:p>61</text:p>
          </table:table-cell>
          <table:table-cell table:formula="of:=IF(OR([.M40]=[.G40];[.O40]=[.B40]);[.I40];[.D40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ulio Gonzalez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ulian Letter</text:p>
          </table:table-cell>
          <table:table-cell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ulio Gonzalez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Julio Gonzalez</text:p>
          </table:table-cell>
          <table:table-cell office:value-type="string" calcext:value-type="string">
            <text:p>TKO</text:p>
          </table:table-cell>
          <table:table-cell table:formula="of:=IF(AND([.M41]=[.O41];[.O41]=[.M41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41]=[.G41];[.O41]=[.B41]);[.C41];[.H41])" office:value-type="float" office:value="24" calcext:value-type="float">
            <text:p>24</text:p>
          </table:table-cell>
          <table:table-cell table:formula="of:=IF(OR([.M41]=[.G41];[.O41]=[.B41]);[.E41];[.J41])" office:value-type="float" office:value="79" calcext:value-type="float">
            <text:p>79</text:p>
          </table:table-cell>
          <table:table-cell table:formula="of:=IF(OR([.M41]=[.G41];[.O41]=[.B41]);[.D41];[.I41])" office:value-type="float" office:value="188" calcext:value-type="float">
            <text:p>188</text:p>
          </table:table-cell>
          <table:table-cell/>
          <table:table-cell table:formula="of:=IF(OR([.M41]=[.G41];[.O41]=[.B41]);[.H41];[.C41])" office:value-type="float" office:value="31" calcext:value-type="float">
            <text:p>31</text:p>
          </table:table-cell>
          <table:table-cell table:formula="of:=IF(OR([.M41]=[.G41];[.O41]=[.B41]);[.J41];[.E41])" office:value-type="float" office:value="78" calcext:value-type="float">
            <text:p>78</text:p>
          </table:table-cell>
          <table:table-cell table:formula="of:=IF(OR([.M41]=[.G41];[.O41]=[.B41]);[.I41];[.D41]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lix Trinidad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ork Campas</text:p>
          </table:table-cell>
          <table:table-cell office:value-type="float" office:value="23" calcext:value-type="float">
            <text:p>23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Felix Trinidad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Felix Trinidad</text:p>
          </table:table-cell>
          <table:table-cell office:value-type="string" calcext:value-type="string">
            <text:p>KO</text:p>
          </table:table-cell>
          <table:table-cell table:formula="of:=IF(AND([.M42]=[.O42];[.O42]=[.M42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42]=[.G42];[.O42]=[.B42]);[.C42];[.H42])" office:value-type="float" office:value="21" calcext:value-type="float">
            <text:p>21</text:p>
          </table:table-cell>
          <table:table-cell table:formula="of:=IF(OR([.M42]=[.G42];[.O42]=[.B42]);[.E42];[.J42])" office:value-type="float" office:value="66" calcext:value-type="float">
            <text:p>66</text:p>
          </table:table-cell>
          <table:table-cell table:formula="of:=IF(OR([.M42]=[.G42];[.O42]=[.B42]);[.D42];[.I42])" office:value-type="float" office:value="180" calcext:value-type="float">
            <text:p>180</text:p>
          </table:table-cell>
          <table:table-cell/>
          <table:table-cell table:formula="of:=IF(OR([.M42]=[.G42];[.O42]=[.B42]);[.H42];[.C42])" office:value-type="float" office:value="23" calcext:value-type="float">
            <text:p>23</text:p>
          </table:table-cell>
          <table:table-cell table:formula="of:=IF(OR([.M42]=[.G42];[.O42]=[.B42]);[.J42];[.E42])" office:value-type="float" office:value="66" calcext:value-type="float">
            <text:p>66</text:p>
          </table:table-cell>
          <table:table-cell table:formula="of:=IF(OR([.M42]=[.G42];[.O42]=[.B42]);[.I42];[.D42]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ris John</text:p>
          </table:table-cell>
          <table:table-cell office:value-type="float" office:value="33" calcext:value-type="float">
            <text:p>33</text:p>
          </table:table-cell>
          <table:table-cell office:value-type="float" office:value="169" calcext:value-type="float">
            <text:p>16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o Piri</text:p>
          </table:table-cell>
          <table:table-cell office:value-type="float" office:value="27" calcext:value-type="float">
            <text:p>27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Cris John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Cris John</text:p>
          </table:table-cell>
          <table:table-cell office:value-type="string" calcext:value-type="string">
            <text:p>TKO</text:p>
          </table:table-cell>
          <table:table-cell table:formula="of:=IF(AND([.M43]=[.O43];[.O43]=[.M43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43]=[.G43];[.O43]=[.B43]);[.C43];[.H43])" office:value-type="float" office:value="27" calcext:value-type="float">
            <text:p>27</text:p>
          </table:table-cell>
          <table:table-cell table:formula="of:=IF(OR([.M43]=[.G43];[.O43]=[.B43]);[.E43];[.J43])" office:value-type="float" office:value="56" calcext:value-type="float">
            <text:p>56</text:p>
          </table:table-cell>
          <table:table-cell table:formula="of:=IF(OR([.M43]=[.G43];[.O43]=[.B43]);[.D43];[.I43])" office:value-type="float" office:value="167" calcext:value-type="float">
            <text:p>167</text:p>
          </table:table-cell>
          <table:table-cell/>
          <table:table-cell table:formula="of:=IF(OR([.M43]=[.G43];[.O43]=[.B43]);[.H43];[.C43])" office:value-type="float" office:value="33" calcext:value-type="float">
            <text:p>33</text:p>
          </table:table-cell>
          <table:table-cell table:formula="of:=IF(OR([.M43]=[.G43];[.O43]=[.B43]);[.J43];[.E43])" office:value-type="float" office:value="57" calcext:value-type="float">
            <text:p>57</text:p>
          </table:table-cell>
          <table:table-cell table:formula="of:=IF(OR([.M43]=[.G43];[.O43]=[.B43]);[.I43];[.D43]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rcos Maidana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rik Morales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Marcos Maidana</text:p>
          </table:table-cell>
          <table:table-cell office:value-type="string" calcext:value-type="string">
            <text:p>Right Arm</text:p>
          </table:table-cell>
          <table:table-cell table:style-name="ce1" office:value-type="string" calcext:value-type="string">
            <text:p>Marcos Maidana</text:p>
          </table:table-cell>
          <table:table-cell office:value-type="string" calcext:value-type="string">
            <text:p>TKO</text:p>
          </table:table-cell>
          <table:table-cell table:formula="of:=IF(AND([.M44]=[.O44];[.O44]=[.M44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44]=[.G44];[.O44]=[.B44]);[.C44];[.H44])" office:value-type="float" office:value="27" calcext:value-type="float">
            <text:p>27</text:p>
          </table:table-cell>
          <table:table-cell table:formula="of:=IF(OR([.M44]=[.G44];[.O44]=[.B44]);[.E44];[.J44])" office:value-type="float" office:value="64" calcext:value-type="float">
            <text:p>64</text:p>
          </table:table-cell>
          <table:table-cell table:formula="of:=IF(OR([.M44]=[.G44];[.O44]=[.B44]);[.D44];[.I44])" office:value-type="float" office:value="170" calcext:value-type="float">
            <text:p>170</text:p>
          </table:table-cell>
          <table:table-cell/>
          <table:table-cell table:formula="of:=IF(OR([.M44]=[.G44];[.O44]=[.B44]);[.H44];[.C44])" office:value-type="float" office:value="34" calcext:value-type="float">
            <text:p>34</text:p>
          </table:table-cell>
          <table:table-cell table:formula="of:=IF(OR([.M44]=[.G44];[.O44]=[.B44]);[.J44];[.E44])" office:value-type="float" office:value="63" calcext:value-type="float">
            <text:p>63</text:p>
          </table:table-cell>
          <table:table-cell table:formula="of:=IF(OR([.M44]=[.G44];[.O44]=[.B44]);[.I44];[.D44]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Joel Casamayor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ichael Katsi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Joel Casamayor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Joel Casamayor</text:p>
          </table:table-cell>
          <table:table-cell office:value-type="string" calcext:value-type="string">
            <text:p>KO</text:p>
          </table:table-cell>
          <table:table-cell table:formula="of:=IF(AND([.M45]=[.O45];[.O45]=[.M45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45]=[.G45];[.O45]=[.B45]);[.C45];[.H45])" office:value-type="float" office:value="36" calcext:value-type="float">
            <text:p>36</text:p>
          </table:table-cell>
          <table:table-cell table:formula="of:=IF(OR([.M45]=[.G45];[.O45]=[.B45]);[.E45];[.J45])" office:value-type="float" office:value="61" calcext:value-type="float">
            <text:p>61</text:p>
          </table:table-cell>
          <table:table-cell table:formula="of:=IF(OR([.M45]=[.G45];[.O45]=[.B45]);[.D45];[.I45])" office:value-type="float" office:value="170" calcext:value-type="float">
            <text:p>170</text:p>
          </table:table-cell>
          <table:table-cell/>
          <table:table-cell table:formula="of:=IF(OR([.M45]=[.G45];[.O45]=[.B45]);[.H45];[.C45])" office:value-type="float" office:value="27" calcext:value-type="float">
            <text:p>27</text:p>
          </table:table-cell>
          <table:table-cell table:formula="of:=IF(OR([.M45]=[.G45];[.O45]=[.B45]);[.J45];[.E45])" office:value-type="float" office:value="60" calcext:value-type="float">
            <text:p>60</text:p>
          </table:table-cell>
          <table:table-cell table:formula="of:=IF(OR([.M45]=[.G45];[.O45]=[.B45]);[.I45];[.D45]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nox Lewis</text:p>
          </table:table-cell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rank Bruno</text:p>
          </table:table-cell>
          <table:table-cell office:value-type="float" office:value="31" calcext:value-type="float">
            <text:p>31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Frank Bruno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Lenox Lewis</text:p>
          </table:table-cell>
          <table:table-cell office:value-type="string" calcext:value-type="string">
            <text:p>KO</text:p>
          </table:table-cell>
          <table:table-cell table:formula="of:=IF(AND([.M46]=[.O46];[.O46]=[.M46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46]=[.G46];[.O46]=[.B46]);[.C46];[.H46])" office:value-type="float" office:value="28" calcext:value-type="float">
            <text:p>28</text:p>
          </table:table-cell>
          <table:table-cell table:formula="of:=IF(OR([.M46]=[.G46];[.O46]=[.B46]);[.E46];[.J46])" office:value-type="float" office:value="104" calcext:value-type="float">
            <text:p>104</text:p>
          </table:table-cell>
          <table:table-cell table:formula="of:=IF(OR([.M46]=[.G46];[.O46]=[.B46]);[.D46];[.I46])" office:value-type="float" office:value="196" calcext:value-type="float">
            <text:p>196</text:p>
          </table:table-cell>
          <table:table-cell/>
          <table:table-cell table:formula="of:=IF(OR([.M46]=[.G46];[.O46]=[.B46]);[.H46];[.C46])" office:value-type="float" office:value="31" calcext:value-type="float">
            <text:p>31</text:p>
          </table:table-cell>
          <table:table-cell table:formula="of:=IF(OR([.M46]=[.G46];[.O46]=[.B46]);[.J46];[.E46])" office:value-type="float" office:value="107" calcext:value-type="float">
            <text:p>107</text:p>
          </table:table-cell>
          <table:table-cell table:formula="of:=IF(OR([.M46]=[.G46];[.O46]=[.B46]);[.I46];[.D46]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nox Lewis</text:p>
          </table:table-cell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ay Mercer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Ray Mercer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Lenox Lewis</text:p>
          </table:table-cell>
          <table:table-cell office:value-type="string" calcext:value-type="string">
            <text:p>TKO</text:p>
          </table:table-cell>
          <table:table-cell table:formula="of:=IF(AND([.M47]=[.O47];[.O47]=[.M47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47]=[.G47];[.O47]=[.B47]);[.C47];[.H47])" office:value-type="float" office:value="30" calcext:value-type="float">
            <text:p>30</text:p>
          </table:table-cell>
          <table:table-cell table:formula="of:=IF(OR([.M47]=[.G47];[.O47]=[.B47]);[.E47];[.J47])" office:value-type="float" office:value="112" calcext:value-type="float">
            <text:p>112</text:p>
          </table:table-cell>
          <table:table-cell table:formula="of:=IF(OR([.M47]=[.G47];[.O47]=[.B47]);[.D47];[.I47])" office:value-type="float" office:value="196" calcext:value-type="float">
            <text:p>196</text:p>
          </table:table-cell>
          <table:table-cell/>
          <table:table-cell table:formula="of:=IF(OR([.M47]=[.G47];[.O47]=[.B47]);[.H47];[.C47])" office:value-type="float" office:value="35" calcext:value-type="float">
            <text:p>35</text:p>
          </table:table-cell>
          <table:table-cell table:formula="of:=IF(OR([.M47]=[.G47];[.O47]=[.B47]);[.J47];[.E47])" office:value-type="float" office:value="107" calcext:value-type="float">
            <text:p>107</text:p>
          </table:table-cell>
          <table:table-cell table:formula="of:=IF(OR([.M47]=[.G47];[.O47]=[.B47]);[.I47];[.D47]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Yoni Perez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oseph Agbeko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Yoni Perez</text:p>
          </table:table-cell>
          <table:table-cell office:value-type="string" calcext:value-type="string">
            <text:p>Left Arm</text:p>
          </table:table-cell>
          <table:table-cell table:style-name="ce1" office:value-type="string" calcext:value-type="string">
            <text:p>Joseph Agbeko</text:p>
          </table:table-cell>
          <table:table-cell office:value-type="string" calcext:value-type="string">
            <text:p>TKO</text:p>
          </table:table-cell>
          <table:table-cell table:formula="of:=IF(AND([.M48]=[.O48];[.O48]=[.M48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48]=[.G48];[.O48]=[.B48]);[.C48];[.H48])" office:value-type="float" office:value="29" calcext:value-type="float">
            <text:p>29</text:p>
          </table:table-cell>
          <table:table-cell table:formula="of:=IF(OR([.M48]=[.G48];[.O48]=[.B48]);[.E48];[.J48])" office:value-type="float" office:value="53" calcext:value-type="float">
            <text:p>53</text:p>
          </table:table-cell>
          <table:table-cell table:formula="of:=IF(OR([.M48]=[.G48];[.O48]=[.B48]);[.D48];[.I48])" office:value-type="float" office:value="165" calcext:value-type="float">
            <text:p>165</text:p>
          </table:table-cell>
          <table:table-cell/>
          <table:table-cell table:formula="of:=IF(OR([.M48]=[.G48];[.O48]=[.B48]);[.H48];[.C48])" office:value-type="float" office:value="30" calcext:value-type="float">
            <text:p>30</text:p>
          </table:table-cell>
          <table:table-cell table:formula="of:=IF(OR([.M48]=[.G48];[.O48]=[.B48]);[.J48];[.E48])" office:value-type="float" office:value="53" calcext:value-type="float">
            <text:p>53</text:p>
          </table:table-cell>
          <table:table-cell table:formula="of:=IF(OR([.M48]=[.G48];[.O48]=[.B48]);[.I48];[.D48]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asim Rahman</text:p>
          </table:table-cell>
          <table:table-cell office:value-type="float" office:value="39" calcext:value-type="float">
            <text:p>39</text:p>
          </table:table-cell>
          <table:table-cell office:value-type="float" office:value="189" calcext:value-type="float">
            <text:p>189</text:p>
          </table:table-cell>
          <table:table-cell office:value-type="float" office:value="116" calcext:value-type="float">
            <text:p>1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lexander Pove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Joseph Agbeko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Alexander Pove</text:p>
          </table:table-cell>
          <table:table-cell office:value-type="string" calcext:value-type="string">
            <text:p>TKO</text:p>
          </table:table-cell>
          <table:table-cell table:formula="of:=IF(AND([.M49]=[.O49];[.O49]=[.M49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49]=[.G49];[.O49]=[.B49]);[.C49];[.H49])" office:value-type="float" office:value="33" calcext:value-type="float">
            <text:p>33</text:p>
          </table:table-cell>
          <table:table-cell table:formula="of:=IF(OR([.M49]=[.G49];[.O49]=[.B49]);[.E49];[.J49])" office:value-type="float" office:value="104" calcext:value-type="float">
            <text:p>104</text:p>
          </table:table-cell>
          <table:table-cell table:formula="of:=IF(OR([.M49]=[.G49];[.O49]=[.B49]);[.D49];[.I49])" office:value-type="float" office:value="188" calcext:value-type="float">
            <text:p>188</text:p>
          </table:table-cell>
          <table:table-cell/>
          <table:table-cell table:formula="of:=IF(OR([.M49]=[.G49];[.O49]=[.B49]);[.H49];[.C49])" office:value-type="float" office:value="39" calcext:value-type="float">
            <text:p>39</text:p>
          </table:table-cell>
          <table:table-cell table:formula="of:=IF(OR([.M49]=[.G49];[.O49]=[.B49]);[.J49];[.E49])" office:value-type="float" office:value="116" calcext:value-type="float">
            <text:p>116</text:p>
          </table:table-cell>
          <table:table-cell table:formula="of:=IF(OR([.M49]=[.G49];[.O49]=[.B49]);[.I49];[.D49]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rgio Martinez</text:p>
          </table:table-cell>
          <table:table-cell office:value-type="float" office:value="35" calcext:value-type="float">
            <text:p>35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ul Williams</text:p>
          </table:table-cell>
          <table:table-cell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aul Williams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Sergio Martinez</text:p>
          </table:table-cell>
          <table:table-cell office:value-type="string" calcext:value-type="string">
            <text:p>TKO</text:p>
          </table:table-cell>
          <table:table-cell table:formula="of:=IF(AND([.M50]=[.O50];[.O50]=[.M50]);&quot;same&quot;;&quot;different&quot;)" office:value-type="string" office:string-value="different" calcext:value-type="string">
            <text:p>different</text:p>
          </table:table-cell>
          <table:table-cell table:number-columns-repeated="6"/>
          <table:table-cell table:formula="of:=IF(OR([.M50]=[.G50];[.O50]=[.B50]);[.C50];[.H50])" office:value-type="float" office:value="35" calcext:value-type="float">
            <text:p>35</text:p>
          </table:table-cell>
          <table:table-cell table:formula="of:=IF(OR([.M50]=[.G50];[.O50]=[.B50]);[.E50];[.J50])" office:value-type="float" office:value="71" calcext:value-type="float">
            <text:p>71</text:p>
          </table:table-cell>
          <table:table-cell table:formula="of:=IF(OR([.M50]=[.G50];[.O50]=[.B50]);[.D50];[.I50])" office:value-type="float" office:value="177" calcext:value-type="float">
            <text:p>177</text:p>
          </table:table-cell>
          <table:table-cell/>
          <table:table-cell table:formula="of:=IF(OR([.M50]=[.G50];[.O50]=[.B50]);[.H50];[.C50])" office:value-type="float" office:value="29" calcext:value-type="float">
            <text:p>29</text:p>
          </table:table-cell>
          <table:table-cell table:formula="of:=IF(OR([.M50]=[.G50];[.O50]=[.B50]);[.J50];[.E50])" office:value-type="float" office:value="70" calcext:value-type="float">
            <text:p>70</text:p>
          </table:table-cell>
          <table:table-cell table:formula="of:=IF(OR([.M50]=[.G50];[.O50]=[.B50]);[.I50];[.D50])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Yuri Gamboa</text:p>
          </table:table-cell>
          <table:table-cell office:value-type="float" office:value="29" calcext:value-type="float">
            <text:p>29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aniel Leon</text:p>
          </table:table-cell>
          <table:table-cell office:value-type="float" office:value="31" calcext:value-type="float">
            <text:p>31</text:p>
          </table:table-cell>
          <table:table-cell office:value-type="float" office:value="165" calcext:value-type="float">
            <text:p>16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Yuri Gamboa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Yuri Gamboa</text:p>
          </table:table-cell>
          <table:table-cell office:value-type="string" calcext:value-type="string">
            <text:p>TKO</text:p>
          </table:table-cell>
          <table:table-cell table:formula="of:=IF(AND([.M51]=[.O51];[.O51]=[.M51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51]=[.G51];[.O51]=[.B51]);[.C51];[.H51])" office:value-type="float" office:value="29" calcext:value-type="float">
            <text:p>29</text:p>
          </table:table-cell>
          <table:table-cell table:formula="of:=IF(OR([.M51]=[.G51];[.O51]=[.B51]);[.E51];[.J51])" office:value-type="float" office:value="57" calcext:value-type="float">
            <text:p>57</text:p>
          </table:table-cell>
          <table:table-cell table:formula="of:=IF(OR([.M51]=[.G51];[.O51]=[.B51]);[.D51];[.I51])" office:value-type="float" office:value="165" calcext:value-type="float">
            <text:p>165</text:p>
          </table:table-cell>
          <table:table-cell/>
          <table:table-cell table:formula="of:=IF(OR([.M51]=[.G51];[.O51]=[.B51]);[.H51];[.C51])" office:value-type="float" office:value="31" calcext:value-type="float">
            <text:p>31</text:p>
          </table:table-cell>
          <table:table-cell table:formula="of:=IF(OR([.M51]=[.G51];[.O51]=[.B51]);[.J51];[.E51])" office:value-type="float" office:value="57" calcext:value-type="float">
            <text:p>57</text:p>
          </table:table-cell>
          <table:table-cell table:formula="of:=IF(OR([.M51]=[.G51];[.O51]=[.B51]);[.I51];[.D51]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itali Klitcho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ris Areola</text:p>
          </table:table-cell>
          <table:table-cell office:value-type="float" office:value="28" calcext:value-type="float">
            <text:p>28</text:p>
          </table:table-cell>
          <table:table-cell office:value-type="float" office:value="181" calcext:value-type="float">
            <text:p>181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Vitali Klitcho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Vitali Klitcho</text:p>
          </table:table-cell>
          <table:table-cell office:value-type="string" calcext:value-type="string">
            <text:p>TKO</text:p>
          </table:table-cell>
          <table:table-cell table:formula="of:=IF(AND([.M52]=[.O52];[.O52]=[.M52]);&quot;same&quot;;&quot;different&quot;)" office:value-type="string" office:string-value="same" calcext:value-type="string">
            <text:p>same</text:p>
          </table:table-cell>
          <table:table-cell table:number-columns-repeated="6"/>
          <table:table-cell table:formula="of:=IF(OR([.M52]=[.G52];[.O52]=[.B52]);[.C52];[.H52])" office:value-type="float" office:value="38" calcext:value-type="float">
            <text:p>38</text:p>
          </table:table-cell>
          <table:table-cell table:formula="of:=IF(OR([.M52]=[.G52];[.O52]=[.B52]);[.E52];[.J52])" office:value-type="float" office:value="144" calcext:value-type="float">
            <text:p>144</text:p>
          </table:table-cell>
          <table:table-cell table:formula="of:=IF(OR([.M52]=[.G52];[.O52]=[.B52]);[.D52];[.I52])" office:value-type="float" office:value="200" calcext:value-type="float">
            <text:p>200</text:p>
          </table:table-cell>
          <table:table-cell/>
          <table:table-cell table:formula="of:=IF(OR([.M52]=[.G52];[.O52]=[.B52]);[.H52];[.C52])" office:value-type="float" office:value="28" calcext:value-type="float">
            <text:p>28</text:p>
          </table:table-cell>
          <table:table-cell table:formula="of:=IF(OR([.M52]=[.G52];[.O52]=[.B52]);[.J52];[.E52])" office:value-type="float" office:value="113" calcext:value-type="float">
            <text:p>113</text:p>
          </table:table-cell>
          <table:table-cell table:formula="of:=IF(OR([.M52]=[.G52];[.O52]=[.B52]);[.I52];[.D52])" office:value-type="float" office:value="181" calcext:value-type="float">
            <text:p>181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19"/>
          <table:table-cell office:value-type="string" calcext:value-type="string">
            <text:p>Average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Winner</text:p>
          </table:table-cell>
          <table:table-cell table:style-name="ce3" table:formula="of:=AVERAGEIF([.X3:.X52];&quot;&lt;&gt;0&quot;)" office:value-type="float" office:value="28.6315789473684" calcext:value-type="float">
            <text:p>28.6</text:p>
          </table:table-cell>
          <table:table-cell table:style-name="ce3" table:formula="of:=AVERAGEIF([.Y3:.Y52];&quot;&lt;&gt;0&quot;)" office:value-type="float" office:value="72.375" calcext:value-type="float">
            <text:p>72.4</text:p>
          </table:table-cell>
          <table:table-cell table:style-name="ce3" table:formula="of:=AVERAGEIF([.Z3:.Z52];&quot;&lt;&gt;0&quot;)" office:value-type="float" office:value="176.527567567568" calcext:value-type="float">
            <text:p>176.5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Looser</text:p>
          </table:table-cell>
          <table:table-cell table:style-name="ce3" table:formula="of:=AVERAGEIF([.AB3:.AB52];&quot;&lt;&gt;0&quot;)" office:value-type="float" office:value="29.3157894736842" calcext:value-type="float">
            <text:p>29.3</text:p>
          </table:table-cell>
          <table:table-cell table:style-name="ce3" table:formula="of:=AVERAGEIF([.AC3:.AC52];&quot;&lt;&gt;0&quot;)" office:value-type="float" office:value="71.5340909090909" calcext:value-type="float">
            <text:p>71.5</text:p>
          </table:table-cell>
          <table:table-cell table:style-name="ce3" table:formula="of:=AVERAGEIF([.AD3:.AD52];&quot;&lt;&gt;0&quot;)" office:value-type="float" office:value="176.081621621622" calcext:value-type="float">
            <text:p>176.1</text:p>
          </table:table-cell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Overall</text:p>
          </table:table-cell>
          <table:table-cell table:style-name="ce3" table:formula="of:=AVERAGEIF([.U56:.U57];&quot;&lt;&gt;0&quot;)" office:value-type="float" office:value="28.9736842105263" calcext:value-type="float">
            <text:p>29.0</text:p>
          </table:table-cell>
          <table:table-cell table:style-name="ce5" table:formula="of:=AVERAGEIF([.V56:.V57];&quot;&lt;&gt;0&quot;)" office:value-type="float" office:value="71.9545454545455" calcext:value-type="float">
            <text:p>72.0</text:p>
          </table:table-cell>
          <table:table-cell table:style-name="ce3" table:formula="of:=AVERAGEIF([.W56:.W57];&quot;&lt;&gt;0&quot;)" office:value-type="float" office:value="176.304594594595" calcext:value-type="float">
            <text:p>176.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8:56:41.322451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21:25:29.888704169</meta:creation-date>
    <meta:generator>LibreOffice/4.2.8.2$Linux_X86_64 LibreOffice_project/420m0$Build-2</meta:generator>
    <dc:date>2016-01-21T00:46:58.233232257</dc:date>
    <meta:editing-duration>PT8H54M54S</meta:editing-duration>
    <meta:editing-cycles>11</meta:editing-cycles>
    <meta:document-statistic meta:table-count="1" meta:cell-count="104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81cm" svg:y="0.316cm" chart:style-name="ch2">
          <text:p>Probability of first critical hit with respect with limbs</text:p>
        </chart:title>
        <chart:legend chart:legend-position="end" svg:x="13.737cm" svg:y="3.952cm" style:legend-expansion="high" chart:style-name="ch3"/>
        <chart:plot-area chart:style-name="ch4" table:cell-range-address="Sheet1.U7:Sheet1.V8" chart:data-source-has-labels="column" svg:x="0.32cm" svg:y="1.301cm" svg:width="13.097cm" svg:height="7.519cm">
          <chartooo:coordinate-region svg:x="3.109cm" svg:y="1.302cm" svg:width="7.518cm" svg:height="7.518cm"/>
          <chart:axis chart:dimension="x" chart:name="primary-x" chart:style-name="ch5" chartooo:axis-type="auto">
            <chartooo:date-scale/>
            <chart:categories table:cell-range-address="Sheet1.U7:Sheet1.U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V7:Sheet1.V8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Left Arm</text:p>
                <draw:g>
                  <svg:desc>Sheet1.U7:Sheet1.U8</svg:desc>
                </draw:g>
              </table:table-cell>
              <table:table-cell office:value-type="float" office:value="25">
                <text:p>25</text:p>
                <draw:g>
                  <svg:desc>Sheet1.V7:Sheet1.V8</svg:desc>
                </draw:g>
              </table:table-cell>
            </table:table-row>
            <table:table-row>
              <table:table-cell office:value-type="string">
                <text:p>Right Arm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87cm" svg:y="0.316cm" chart:style-name="ch2">
          <text:p>Overall Age Averages</text:p>
        </chart:title>
        <chart:plot-area chart:style-name="ch3" table:cell-range-address="Sheet1.T55:Sheet1.U58" chart:data-source-has-labels="both" svg:x="1.331cm" svg:y="1.301cm" svg:width="14.349cm" svg:height="6.538cm">
          <chartooo:coordinate-region svg:x="2.243cm" svg:y="1.501cm" svg:width="13.437cm" svg:height="5.692cm"/>
          <chart:axis chart:dimension="x" chart:name="primary-x" chart:style-name="ch4" chartooo:axis-type="auto">
            <chartooo:date-scale/>
            <chart:title svg:x="7.945cm" svg:y="8.019cm" chart:style-name="ch5">
              <text:p>Fighter</text:p>
            </chart:title>
            <chart:categories table:cell-range-address="Sheet1.T56:Sheet1.T58"/>
          </chart:axis>
          <chart:axis chart:dimension="y" chart:name="primary-y" chart:style-name="ch6">
            <chart:title svg:x="0.451cm" svg:y="5.024cm" chart:style-name="ch7">
              <text:p>Years</text:p>
            </chart:title>
            <chart:grid chart:style-name="ch8" chart:class="major"/>
          </chart:axis>
          <chart:series chart:style-name="ch9" chart:values-cell-range-address="Sheet1.U56:Sheet1.U58" chart:label-cell-address="Sheet1.U55:Sheet1.U5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 </text:p>
                <draw:g>
                  <svg:desc>Sheet1.U55:Sheet1.U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ner</text:p>
                <draw:g>
                  <svg:desc>Sheet1.T56:Sheet1.T58</svg:desc>
                </draw:g>
              </table:table-cell>
              <table:table-cell office:value-type="float" office:value="28.6315789473684">
                <text:p>28.6315789473684</text:p>
                <draw:g>
                  <svg:desc>Sheet1.U56:Sheet1.U58</svg:desc>
                </draw:g>
              </table:table-cell>
            </table:table-row>
            <table:table-row>
              <table:table-cell office:value-type="string">
                <text:p>Looser</text:p>
              </table:table-cell>
              <table:table-cell office:value-type="float" office:value="29.3157894736842">
                <text:p>29.3157894736842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28.9736842105263">
                <text:p>28.9736842105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Overall Height Averages</text:p>
        </chart:title>
        <chart:plot-area chart:style-name="ch3" table:cell-range-address="Sheet1.T56:Sheet1.T58 Sheet1.U55:Sheet1.U55 Sheet1.V56:Sheet1.V58" chart:data-source-has-labels="both" svg:x="1.331cm" svg:y="1.301cm" svg:width="14.349cm" svg:height="6.538cm">
          <chartooo:coordinate-region svg:x="2.243cm" svg:y="1.5cm" svg:width="13.437cm" svg:height="5.693cm"/>
          <chart:axis chart:dimension="x" chart:name="primary-x" chart:style-name="ch4" chartooo:axis-type="auto">
            <chartooo:date-scale/>
            <chart:title svg:x="7.945cm" svg:y="8.019cm" chart:style-name="ch5">
              <text:p>Fighter</text:p>
            </chart:title>
            <chart:categories table:cell-range-address="Sheet1.T56:Sheet1.T58"/>
          </chart:axis>
          <chart:axis chart:dimension="y" chart:name="primary-y" chart:style-name="ch6">
            <chart:title svg:x="0.451cm" svg:y="4.839cm" chart:style-name="ch7">
              <text:p>cm</text:p>
            </chart:title>
            <chart:grid chart:style-name="ch8" chart:class="major"/>
          </chart:axis>
          <chart:series chart:style-name="ch9" chart:values-cell-range-address="Sheet1.V56:Sheet1.V58" chart:label-cell-address="Sheet1.U55:Sheet1.U5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 </text:p>
                <draw:g>
                  <svg:desc>Sheet1.U55:Sheet1.U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ner</text:p>
                <draw:g>
                  <svg:desc>Sheet1.T56:Sheet1.T58</svg:desc>
                </draw:g>
              </table:table-cell>
              <table:table-cell office:value-type="float" office:value="72.375">
                <text:p>72.375</text:p>
                <draw:g>
                  <svg:desc>Sheet1.V56:Sheet1.V58</svg:desc>
                </draw:g>
              </table:table-cell>
            </table:table-row>
            <table:table-row>
              <table:table-cell office:value-type="string">
                <text:p>Looser</text:p>
              </table:table-cell>
              <table:table-cell office:value-type="float" office:value="71.5340909090909">
                <text:p>71.5340909090909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71.9545454545455">
                <text:p>71.9545454545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Overall Weight Averages</text:p>
        </chart:title>
        <chart:plot-area chart:style-name="ch3" table:cell-range-address="Sheet1.T56:Sheet1.T58 Sheet1.U55:Sheet1.U55 Sheet1.W56:Sheet1.W58" chart:data-source-has-labels="both" svg:x="1.331cm" svg:y="1.301cm" svg:width="14.349cm" svg:height="6.538cm">
          <chartooo:coordinate-region svg:x="2.429cm" svg:y="1.5cm" svg:width="13.251cm" svg:height="5.692cm"/>
          <chart:axis chart:dimension="x" chart:name="primary-x" chart:style-name="ch4" chartooo:axis-type="auto">
            <chartooo:date-scale/>
            <chart:title svg:x="7.945cm" svg:y="8.019cm" chart:style-name="ch5">
              <text:p>Fighter</text:p>
            </chart:title>
            <chart:categories table:cell-range-address="Sheet1.T56:Sheet1.T58"/>
          </chart:axis>
          <chart:axis chart:dimension="y" chart:name="primary-y" chart:style-name="ch6">
            <chart:title svg:x="0.451cm" svg:y="4.826cm" chart:style-name="ch7">
              <text:p>Kg</text:p>
            </chart:title>
            <chart:grid chart:style-name="ch8" chart:class="major"/>
          </chart:axis>
          <chart:series chart:style-name="ch9" chart:values-cell-range-address="Sheet1.W56:Sheet1.W58" chart:label-cell-address="Sheet1.U55:Sheet1.U5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 </text:p>
                <draw:g>
                  <svg:desc>Sheet1.U55:Sheet1.U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inner</text:p>
                <draw:g>
                  <svg:desc>Sheet1.T56:Sheet1.T58</svg:desc>
                </draw:g>
              </table:table-cell>
              <table:table-cell office:value-type="float" office:value="176.527567567568">
                <text:p>176.527567567568</text:p>
                <draw:g>
                  <svg:desc>Sheet1.W56:Sheet1.W58</svg:desc>
                </draw:g>
              </table:table-cell>
            </table:table-row>
            <table:table-row>
              <table:table-cell office:value-type="string">
                <text:p>Looser</text:p>
              </table:table-cell>
              <table:table-cell office:value-type="float" office:value="176.081621621622">
                <text:p>176.081621621622</text:p>
              </table:table-cell>
            </table:table-row>
            <table:table-row>
              <table:table-cell office:value-type="string">
                <text:p>Overall</text:p>
              </table:table-cell>
              <table:table-cell office:value-type="float" office:value="176.304594594595">
                <text:p>176.304594594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d9d9d9" draw:opacity="0%" draw:opacity-name="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9cm" svg:y="0.316cm" chart:style-name="ch2">
          <text:p>Comparison of age of winners vs loosers</text:p>
        </chart:title>
        <chart:legend chart:legend-position="end" svg:x="14.636cm" svg:y="3.952cm" style:legend-expansion="high" chart:style-name="ch3"/>
        <chart:plot-area chart:style-name="ch4" table:cell-range-address="Sheet1.X2:Sheet1.X52 Sheet1.AB2:Sheet1.AB52" chart:data-source-has-labels="both" svg:x="1.331cm" svg:y="1.301cm" svg:width="12.985cm" svg:height="6.538cm">
          <chartooo:coordinate-region svg:x="1.952cm" svg:y="1.5cm" svg:width="12.364cm" svg:height="5.692cm"/>
          <chart:axis chart:dimension="x" chart:name="primary-x" chart:style-name="ch5" chartooo:axis-type="auto">
            <chartooo:date-scale/>
            <chart:title svg:x="7.263cm" svg:y="8.019cm" chart:style-name="ch6">
              <text:p>Fighter</text:p>
            </chart:title>
            <chart:categories table:cell-range-address="Sheet1.X3:Sheet1.X3"/>
          </chart:axis>
          <chart:axis chart:dimension="y" chart:name="primary-y" chart:style-name="ch7">
            <chart:title svg:x="0.451cm" svg:y="5.024cm" chart:style-name="ch8">
              <text:p>Years</text:p>
            </chart:title>
            <chart:grid chart:style-name="ch9" chart:class="major"/>
          </chart:axis>
          <chart:series chart:style-name="ch10" chart:values-cell-range-address="Sheet1.X2:Sheet1.X52" chart:label-cell-address="won" chart:class="chart:bar">
            <chart:data-point chart:repeated="51"/>
          </chart:series>
          <chart:series chart:style-name="ch11" chart:values-cell-range-address="Sheet1.AB2:Sheet1.AB52" chart:label-cell-address="lost" chart:class="chart:ba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n</text:p>
              </table:table-cell>
              <table:table-cell office:value-type="string">
                <text:p>los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X3:Sheet1.X3</svg:desc>
                </draw:g>
              </table:table-cell>
              <table:table-cell office:value-type="float" office:value="NaN">
                <text:p>NaN</text:p>
                <draw:g>
                  <svg:desc>Sheet1.X2:Sheet1.X52</svg:desc>
                </draw:g>
              </table:table-cell>
              <table:table-cell office:value-type="float" office:value="NaN">
                <text:p>NaN</text:p>
                <draw:g>
                  <svg:desc>Sheet1.AB2:Sheet1.AB5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d9d9d9" draw:opacity="0%" draw:opacity-name="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Comparison of weight of winners vs loosers</text:p>
        </chart:title>
        <chart:legend chart:legend-position="end" svg:x="14.636cm" svg:y="3.952cm" style:legend-expansion="high" chart:style-name="ch3"/>
        <chart:plot-area chart:style-name="ch4" table:cell-range-address="Sheet1.X3:Sheet1.X3 Sheet1.Y2:Sheet1.Y52 Sheet1.AC2:Sheet1.AC52" chart:data-source-has-labels="both" svg:x="1.331cm" svg:y="1.301cm" svg:width="12.985cm" svg:height="6.538cm">
          <chartooo:coordinate-region svg:x="2.138cm" svg:y="1.5cm" svg:width="12.178cm" svg:height="5.692cm"/>
          <chart:axis chart:dimension="x" chart:name="primary-x" chart:style-name="ch5" chartooo:axis-type="auto">
            <chartooo:date-scale/>
            <chart:title svg:x="7.263cm" svg:y="8.019cm" chart:style-name="ch6">
              <text:p>Fighter</text:p>
            </chart:title>
            <chart:categories table:cell-range-address="Sheet1.X3:Sheet1.X3"/>
          </chart:axis>
          <chart:axis chart:dimension="y" chart:name="primary-y" chart:style-name="ch7">
            <chart:title svg:x="0.451cm" svg:y="4.826cm" chart:style-name="ch8">
              <text:p>Kg</text:p>
            </chart:title>
            <chart:grid chart:style-name="ch9" chart:class="major"/>
          </chart:axis>
          <chart:series chart:style-name="ch10" chart:values-cell-range-address="Sheet1.Y2:Sheet1.Y52" chart:label-cell-address="won" chart:class="chart:bar">
            <chart:data-point chart:repeated="51"/>
          </chart:series>
          <chart:series chart:style-name="ch11" chart:values-cell-range-address="Sheet1.AC2:Sheet1.AC52" chart:label-cell-address="lost" chart:class="chart:ba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n</text:p>
              </table:table-cell>
              <table:table-cell office:value-type="string">
                <text:p>los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X3:Sheet1.X3</svg:desc>
                </draw:g>
              </table:table-cell>
              <table:table-cell office:value-type="float" office:value="NaN">
                <text:p>NaN</text:p>
                <draw:g>
                  <svg:desc>Sheet1.Y2:Sheet1.Y52</svg:desc>
                </draw:g>
              </table:table-cell>
              <table:table-cell office:value-type="float" office:value="NaN">
                <text:p>NaN</text:p>
                <draw:g>
                  <svg:desc>Sheet1.AC2:Sheet1.AC52</svg:desc>
                </draw:g>
              </table:table-cell>
            </table:table-row>
            <table:table-row>
              <table:table-cell office:value-type="string"/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07">
                <text:p>10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103">
                <text:p>1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48.5">
                <text:p>48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/>
              <table:table-cell office:value-type="float" office:value="104">
                <text:p>10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144">
                <text:p>144</text:p>
              </table:table-cell>
              <table:table-cell office:value-type="float" office:value="113">
                <text:p>1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d9d9d9" draw:opacity="0%" draw:opacity-name="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9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3cm" svg:y="0.316cm" chart:style-name="ch2">
          <text:p>Comparison of height of winners vs loosers</text:p>
        </chart:title>
        <chart:legend chart:legend-position="end" svg:x="14.636cm" svg:y="3.952cm" style:legend-expansion="high" chart:style-name="ch3"/>
        <chart:plot-area chart:style-name="ch4" table:cell-range-address="Sheet1.X3:Sheet1.X3 Sheet1.Z2:Sheet1.Z52 Sheet1.AD2:Sheet1.AD52" chart:data-source-has-labels="both" svg:x="1.331cm" svg:y="1.301cm" svg:width="12.985cm" svg:height="6.538cm">
          <chartooo:coordinate-region svg:x="2.138cm" svg:y="1.501cm" svg:width="12.178cm" svg:height="5.691cm"/>
          <chart:axis chart:dimension="x" chart:name="primary-x" chart:style-name="ch5" chartooo:axis-type="auto">
            <chartooo:date-scale/>
            <chart:title svg:x="7.263cm" svg:y="8.019cm" chart:style-name="ch6">
              <text:p>Fighter</text:p>
            </chart:title>
            <chart:categories table:cell-range-address="Sheet1.X3:Sheet1.X3"/>
          </chart:axis>
          <chart:axis chart:dimension="y" chart:name="primary-y" chart:style-name="ch7">
            <chart:title svg:x="0.451cm" svg:y="4.839cm" chart:style-name="ch8">
              <text:p>cm</text:p>
            </chart:title>
            <chart:grid chart:style-name="ch9" chart:class="major"/>
          </chart:axis>
          <chart:series chart:style-name="ch10" chart:values-cell-range-address="Sheet1.Z2:Sheet1.Z52" chart:label-cell-address="won" chart:class="chart:bar">
            <chart:data-point chart:repeated="51"/>
          </chart:series>
          <chart:series chart:style-name="ch11" chart:values-cell-range-address="Sheet1.AD2:Sheet1.AD52" chart:label-cell-address="lost" chart:class="chart:bar">
            <chart:data-point chart:repeated="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on</text:p>
              </table:table-cell>
              <table:table-cell office:value-type="string">
                <text:p>los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X3:Sheet1.X3</svg:desc>
                </draw:g>
              </table:table-cell>
              <table:table-cell office:value-type="float" office:value="NaN">
                <text:p>NaN</text:p>
                <draw:g>
                  <svg:desc>Sheet1.Z2:Sheet1.Z52</svg:desc>
                </draw:g>
              </table:table-cell>
              <table:table-cell office:value-type="float" office:value="NaN">
                <text:p>NaN</text:p>
                <draw:g>
                  <svg:desc>Sheet1.AD2:Sheet1.AD5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60.02">
                <text:p>160.02</text:p>
              </table:table-cell>
              <table:table-cell office:value-type="float" office:value="170.18">
                <text:p>170.18</text:p>
              </table:table-cell>
            </table:table-row>
            <table:table-row>
              <table:table-cell office:value-type="string"/>
              <table:table-cell office:value-type="float" office:value="180.34">
                <text:p>180.34</text:p>
              </table:table-cell>
              <table:table-cell office:value-type="float" office:value="180.34">
                <text:p>180.34</text:p>
              </table:table-cell>
            </table:table-row>
            <table:table-row>
              <table:table-cell office:value-type="string"/>
              <table:table-cell office:value-type="float" office:value="170.18">
                <text:p>170.18</text:p>
              </table:table-cell>
              <table:table-cell office:value-type="float" office:value="167.64">
                <text:p>167.64</text:p>
              </table:table-cell>
            </table:table-row>
            <table:table-row>
              <table:table-cell office:value-type="string"/>
              <table:table-cell office:value-type="float" office:value="182.88">
                <text:p>182.88</text:p>
              </table:table-cell>
              <table:table-cell office:value-type="float" office:value="185.42">
                <text:p>185.4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62.56">
                <text:p>162.56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2.72">
                <text:p>172.72</text:p>
              </table:table-cell>
              <table:table-cell office:value-type="float" office:value="172.72">
                <text:p>172.72</text:p>
              </table:table-cell>
            </table:table-row>
            <table:table-row>
              <table:table-cell office:value-type="string"/>
              <table:table-cell office:value-type="float" office:value="172.72">
                <text:p>172.72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85.42">
                <text:p>185.42</text:p>
              </table:table-cell>
              <table:table-cell office:value-type="float" office:value="180.34">
                <text:p>180.3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95.58">
                <text:p>195.58</text:p>
              </table:table-cell>
              <table:table-cell office:value-type="float" office:value="187.96">
                <text:p>187.96</text:p>
              </table:table-cell>
            </table:table-row>
            <table:table-row>
              <table:table-cell office:value-type="string"/>
              <table:table-cell office:value-type="float" office:value="190.5">
                <text:p>190.5</text:p>
              </table:table-cell>
              <table:table-cell office:value-type="float" office:value="187.96">
                <text:p>187.96</text:p>
              </table:table-cell>
            </table:table-row>
            <table:table-row>
              <table:table-cell office:value-type="string"/>
              <table:table-cell office:value-type="float" office:value="180.34">
                <text:p>180.34</text:p>
              </table:table-cell>
              <table:table-cell office:value-type="float" office:value="180.34">
                <text:p>180.34</text:p>
              </table:table-cell>
            </table:table-row>
            <table:table-row>
              <table:table-cell office:value-type="string"/>
              <table:table-cell office:value-type="float" office:value="162.56">
                <text:p>162.56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/>
              <table:table-cell office:value-type="float" office:value="162.56">
                <text:p>162.56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/>
              <table:table-cell office:value-type="float" office:value="167.64">
                <text:p>167.64</text:p>
              </table:table-cell>
              <table:table-cell office:value-type="float" office:value="172.72">
                <text:p>172.72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7.5">
                <text:p>177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/>
              <table:table-cell office:value-type="float" office:value="155">
                <text:p>15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/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/>
              <table:table-cell office:value-type="float" office:value="185">
                <text:p>1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/>
              <table:table-cell office:value-type="float" office:value="180">
                <text:p>1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167">
                <text:p>1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/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/>
              <table:table-cell office:value-type="float" office:value="196">
                <text:p>19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188">
                <text:p>1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/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/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81">
                <text:p>1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075cm" svg:y="0.316cm" chart:style-name="ch2">
          <text:p>Probability of win given first contact with oponent</text:p>
        </chart:title>
        <chart:legend chart:legend-position="end" svg:x="14.425cm" svg:y="3.952cm" style:legend-expansion="high" chart:style-name="ch3"/>
        <chart:plot-area chart:style-name="ch4" table:cell-range-address="Sheet1.U16:Sheet1.V17" chart:data-source-has-labels="column" svg:x="0.32cm" svg:y="1.301cm" svg:width="13.785cm" svg:height="7.519cm">
          <chartooo:coordinate-region svg:x="3.453cm" svg:y="1.302cm" svg:width="7.518cm" svg:height="7.518cm"/>
          <chart:axis chart:dimension="x" chart:name="primary-x" chart:style-name="ch5" chartooo:axis-type="auto">
            <chartooo:date-scale/>
            <chart:categories table:cell-range-address="Sheet1.U16:Sheet1.U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V16:Sheet1.V1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win</text:p>
                <draw:g>
                  <svg:desc>Sheet1.U16:Sheet1.U17</svg:desc>
                </draw:g>
              </table:table-cell>
              <table:table-cell office:value-type="float" office:value="21">
                <text:p>21</text:p>
                <draw:g>
                  <svg:desc>Sheet1.V16:Sheet1.V17</svg:desc>
                </draw:g>
              </table:table-cell>
            </table:table-row>
            <table:table-row>
              <table:table-cell office:value-type="string">
                <text:p>loose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564cm" svg:y="0.316cm" chart:style-name="ch2">
          <text:p>Probability of match finish given KO vs KTO</text:p>
        </chart:title>
        <chart:legend chart:legend-position="end" svg:x="14.531cm" svg:y="3.952cm" style:legend-expansion="high" chart:style-name="ch3"/>
        <chart:plot-area chart:style-name="ch4" table:cell-range-address="Sheet1.U2:Sheet1.V3" chart:data-source-has-labels="column" svg:x="0.32cm" svg:y="1.301cm" svg:width="13.891cm" svg:height="7.519cm">
          <chartooo:coordinate-region svg:x="3.506cm" svg:y="1.302cm" svg:width="7.518cm" svg:height="7.518cm"/>
          <chart:axis chart:dimension="x" chart:name="primary-x" chart:style-name="ch5" chartooo:axis-type="auto">
            <chartooo:date-scale/>
            <chart:categories table:cell-range-address="Sheet1.U2:Sheet1.U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V2:Sheet1.V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KO</text:p>
                <draw:g>
                  <svg:desc>Sheet1.U2:Sheet1.U3</svg:desc>
                </draw:g>
              </table:table-cell>
              <table:table-cell office:value-type="float" office:value="28">
                <text:p>28</text:p>
                <draw:g>
                  <svg:desc>Sheet1.V2:Sheet1.V3</svg:desc>
                </draw:g>
              </table:table-cell>
            </table:table-row>
            <table:table-row>
              <table:table-cell office:value-type="string">
                <text:p>TKO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